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2D9E0C002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Courier" svg:font-family="Courier" style:font-family-generic="modern" style:font-pitch="fixed"/>
    <style:font-face style:name="Courier2" svg:font-family="Courier, 'Courier New'" style:font-family-generic="modern" style:font-pitch="fixed"/>
    <style:font-face style:name="Century Gothic" svg:font-family="'Century Gothic'" style:font-pitch="variable"/>
    <style:font-face style:name="Courier 10 Pitch1" svg:font-family="'Courier 10 Pitch'" style:font-pitch="variable"/>
    <style:font-face style:name="Liberation Serif2" svg:font-family="'Liberation Serif'" style:font-pitch="variable"/>
    <style:font-face style:name="Courier1" svg:font-family="Courier, 'Courier New'" style:font-family-generic="modern" style:font-pitch="variable"/>
    <style:font-face style:name="DejaVu Sans2" svg:font-family="'DejaVu Sans'" style:font-family-generic="moder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65in" fo:margin-left="0in" fo:margin-right="-0.0042in" table:align="margins" style:writing-mode="lr-tb"/>
    </style:style>
    <style:style style:name="Table2.A" style:family="table-column">
      <style:table-column-properties style:column-width="1.909in" style:rel-column-width="18682*"/>
    </style:style>
    <style:style style:name="Table2.B" style:family="table-column">
      <style:table-column-properties style:column-width="0.6792in" style:rel-column-width="6646*"/>
    </style:style>
    <style:style style:name="Table2.C" style:family="table-column">
      <style:table-column-properties style:column-width="4.1083in" style:rel-column-width="4020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5" style:family="table">
      <style:table-properties style:width="6.6965in" fo:margin-left="0in" fo:margin-right="-0.0042in" table:align="margins" style:writing-mode="lr-tb"/>
    </style:style>
    <style:style style:name="Table5.A" style:family="table-column">
      <style:table-column-properties style:column-width="2.3306in" style:rel-column-width="22810*"/>
    </style:style>
    <style:style style:name="Table5.B" style:family="table-column">
      <style:table-column-properties style:column-width="4.366in" style:rel-column-width="4272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writing-mode="lr-tb"/>
    </style:style>
    <style:style style:name="Table1.A" style:family="table-column">
      <style:table-column-properties style:column-width="1.7715in" style:rel-column-width="17347*"/>
    </style:style>
    <style:style style:name="Table1.B" style:family="table-column">
      <style:table-column-properties style:column-width="4.9208in" style:rel-column-width="4818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color="#999999" fo:font-size="8pt" style:font-size-asian="8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justify" style:justify-single-word="false"/>
    </style:style>
    <style:style style:name="P8" style:family="paragraph" style:parent-style-name="Standard">
      <style:text-properties style:font-name="Courier"/>
    </style:style>
    <style:style style:name="P9" style:family="paragraph" style:parent-style-name="Standard">
      <style:text-properties style:font-name="Courier" fo:font-size="11pt" style:font-size-asian="11pt" style:font-size-complex="11pt"/>
    </style:style>
    <style:style style:name="P10" style:family="paragraph" style:parent-style-name="Standard">
      <style:text-properties fo:font-size="22pt" style:font-size-asian="22pt" style:font-size-complex="22pt"/>
    </style:style>
    <style:style style:name="P11" style:family="paragraph" style:parent-style-name="Standard">
      <style:paragraph-properties fo:text-align="center" style:justify-single-word="false"/>
      <style:text-properties fo:font-size="22pt" style:font-size-asian="22pt" style:font-size-complex="22pt"/>
    </style:style>
    <style:style style:name="P12" style:family="paragraph" style:parent-style-name="Standard">
      <style:paragraph-properties fo:text-align="center" style:justify-single-word="false"/>
      <style:text-properties fo:font-size="18pt" style:font-size-asian="18pt" style:font-size-complex="18pt"/>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style:font-name="Times New Roman1" fo:font-size="11pt" style:font-size-asian="11pt" style:font-size-complex="11pt"/>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Footer">
      <style:paragraph-properties fo:margin-left="0in" fo:margin-right="0.25in" fo:text-indent="0in" style:auto-text-indent="false"/>
      <style:text-properties fo:color="#808080" fo:font-size="6pt" style:font-size-asian="6p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text-properties style:font-name="Times New Roman1" fo:font-size="12pt" fo:font-style="italic" style:font-size-asian="12pt" style:font-style-asian="italic" style:font-size-complex="12pt" style:font-style-complex="italic"/>
    </style:style>
    <style:style style:name="P22" style:family="paragraph" style:parent-style-name="Standard">
      <style:paragraph-properties fo:break-before="page"/>
    </style:style>
    <style:style style:name="P23" style:family="paragraph" style:parent-style-name="Heading_20_1">
      <style:paragraph-properties fo:break-before="page"/>
    </style:style>
    <style:style style:name="P24" style:family="paragraph" style:parent-style-name="Standard">
      <style:paragraph-properties fo:margin-left="0in" fo:margin-right="0in" fo:text-indent="0in" style:auto-text-indent="false"/>
      <style:text-properties style:font-name="Courier" fo:font-size="11pt" style:font-size-asian="11pt" style:font-size-complex="11pt"/>
    </style:style>
    <style:style style:name="P25" style:family="paragraph" style:parent-style-name="Standard">
      <style:paragraph-properties fo:margin-left="0in" fo:margin-right="0in" fo:text-indent="0in" style:auto-text-indent="false"/>
      <style:text-properties fo:font-style="normal" style:font-style-asian="normal" style:font-style-complex="normal"/>
    </style:style>
    <style:style style:name="P26" style:family="paragraph" style:parent-style-name="Heading_20_1">
      <style:paragraph-properties fo:margin-left="0in" fo:margin-right="0in" fo:text-indent="0in" style:auto-text-indent="false" fo:break-before="page"/>
      <style:text-properties fo:font-style="normal" style:font-style-asian="normal" style:font-style-complex="normal"/>
    </style:style>
    <style:style style:name="P27" style:family="paragraph" style:parent-style-name="Standard">
      <style:paragraph-properties fo:margin-left="0.4925in" fo:margin-right="0in" fo:text-indent="0in" style:auto-text-indent="false"/>
      <style:text-properties style:font-name="Courier" fo:font-size="11pt" style:font-size-asian="11pt" style:font-size-complex="11pt"/>
    </style:style>
    <style:style style:name="P28" style:family="paragraph" style:parent-style-name="Standard">
      <style:paragraph-properties style:writing-mode="lr-tb"/>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P31" style:family="paragraph" style:parent-style-name="Text_20_body" style:list-style-name="L2"/>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3"/>
    <style:style style:name="P38" style:family="paragraph" style:parent-style-name="Standard" style:list-style-name="L3"/>
    <style:style style:name="P39" style:family="paragraph" style:parent-style-name="Standard" style:list-style-name="L3"/>
    <style:style style:name="P40" style:family="paragraph" style:parent-style-name="Standard" style:list-style-name="L3"/>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4"/>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4">
      <style:text-properties fo:font-style="normal" fo:font-weight="normal" style:font-style-asian="normal" style:font-weight-asian="normal" style:font-style-complex="normal" style:font-weight-complex="normal"/>
    </style:style>
    <style:style style:name="P47" style:family="paragraph" style:parent-style-name="Standard" style:list-style-name="L6">
      <style:text-properties fo:font-size="14pt" fo:font-style="normal" fo:font-weight="bold" style:font-size-asian="14pt" style:font-style-asian="normal" style:font-weight-asian="bold" style:font-size-complex="14pt" style:font-style-complex="normal" style:font-weight-complex="bold"/>
    </style:style>
    <style:style style:name="P48" style:family="paragraph" style:parent-style-name="Standard" style:list-style-name="L6">
      <style:text-properties fo:font-size="14pt" fo:font-style="normal" fo:font-weight="bold" style:font-size-asian="14pt" style:font-style-asian="normal" style:font-weight-asian="bold" style:font-size-complex="14pt" style:font-style-complex="normal" style:font-weight-complex="bold"/>
    </style:style>
    <style:style style:name="P49" style:family="paragraph" style:parent-style-name="Standard" style:master-page-name="Standard">
      <style:paragraph-properties style:page-number="auto"/>
    </style:style>
    <style:style style:name="P50" style:family="paragraph" style:parent-style-name="Standard" style:list-style-name="L5">
      <style:paragraph-properties fo:margin-left="0in" fo:margin-right="0in" fo:text-indent="0in" style:auto-text-indent="false"/>
      <style:text-properties fo:font-style="normal" style:font-style-asian="normal" style:font-style-complex="normal"/>
    </style:style>
    <style:style style:name="P51" style:family="paragraph" style:parent-style-name="Standard" style:list-style-name="L5">
      <style:paragraph-properties fo:margin-left="0in" fo:margin-right="0in" fo:text-indent="0in" style:auto-text-indent="false"/>
      <style:text-properties fo:font-style="normal" style:font-style-asian="normal" style:font-style-complex="normal"/>
    </style:style>
    <style:style style:name="P52" style:family="paragraph" style:parent-style-name="Standard" style:list-style-name="L5">
      <style:paragraph-properties fo:margin-left="0in" fo:margin-right="0in" fo:text-indent="0in" style:auto-text-indent="false"/>
      <style:text-properties fo:font-style="normal" style:font-style-asian="normal" style:font-style-complex="normal"/>
    </style:style>
    <style:style style:name="P53" style:family="paragraph" style:parent-style-name="Standard" style:list-style-name="L5">
      <style:paragraph-properties fo:margin-left="0in" fo:margin-right="0in" fo:text-indent="0in" style:auto-text-indent="false"/>
      <style:text-properties fo:font-style="normal" style:font-style-asian="normal" style:font-style-complex="normal"/>
    </style:style>
    <style:style style:name="P54" style:family="paragraph" style:parent-style-name="Standard" style:list-style-name="L5">
      <style:paragraph-properties fo:margin-left="0in" fo:margin-right="0in" fo:text-indent="0in" style:auto-text-indent="false"/>
      <style:text-properties fo:font-style="normal" style:font-style-asian="normal" style:font-style-complex="normal"/>
    </style:style>
    <style:style style:name="P55" style:family="paragraph" style:parent-style-name="Standard" style:list-style-name="L5">
      <style:paragraph-properties fo:margin-left="0in" fo:margin-right="0in" fo:text-indent="0in" style:auto-text-indent="false"/>
    </style:style>
    <style:style style:name="P56" style:family="paragraph" style:parent-style-name="Standard">
      <style:paragraph-properties fo:break-before="page"/>
    </style:style>
    <style:style style:name="P57" style:family="paragraph">
      <style:paragraph-properties style:writing-mode="lr-tb"/>
    </style:style>
    <style:style style:name="P58" style:family="paragraph">
      <style:paragraph-properties fo:text-align="center"/>
    </style:style>
    <style:style style:name="P59" style:family="paragraph">
      <style:text-properties style:font-name="Courier 10 Pitch" fo:font-size="10pt" style:font-size-asian="10pt" style:font-size-complex="10pt"/>
    </style:style>
    <style:style style:name="P60" style:family="paragraph">
      <style:paragraph-properties fo:margin-left="0in" fo:margin-right="0in" fo:margin-top="0in" fo:margin-bottom="0in" fo:line-height="100%" fo:text-align="start" text:enable-numbering="false"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99" style:text-outline="false" style:text-line-through-style="none" style:text-position="0% 100%" style:font-name="Arial"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font-relief="none"/>
    </style:style>
    <style:style style:name="P61" style:family="paragraph">
      <style:paragraph-properties fo:margin-left="0in" fo:margin-right="0in" fo:margin-top="0in" fo:margin-bottom="0in" fo:line-height="100%" fo:text-align="center" text:enable-numbering="false"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99" style:text-outline="false" style:text-line-through-style="none" style:text-position="0% 100%" style:font-name="Arial" fo:font-size="24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font-relief="none"/>
    </style:style>
    <style:style style:name="T1" style:family="text">
      <style:text-properties style:font-name="Century Gothic" fo:font-size="18pt" style:font-size-asian="18pt" style:language-asian="ko" style:country-asian="KR"/>
    </style:style>
    <style:style style:name="T2" style:family="text">
      <style:text-properties style:font-name="Century Gothic" fo:font-size="18pt" fo:font-weight="bold" style:font-size-asian="18pt" style:font-weight-asian="bold"/>
    </style:style>
    <style:style style:name="T3" style:family="text">
      <style:text-properties fo:color="#808080" style:text-position="100% 100%" style:font-name="Century Gothic" fo:font-size="10pt" fo:font-weight="bold" style:font-size-asian="10pt"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Courier"/>
    </style:style>
    <style:style style:name="T10" style:family="text">
      <style:text-properties style:font-name="Courier" fo:font-size="11pt" style:font-size-asian="11pt" style:font-size-complex="11pt"/>
    </style:style>
    <style:style style:name="T11" style:family="text">
      <style:text-properties style:font-name="Courier" fo:font-size="11pt" fo:font-style="normal" fo:font-weight="normal" style:font-name-asian="Courier 10 Pitch" style:font-size-asian="11pt" style:font-style-asian="normal" style:font-weight-asian="normal" style:font-name-complex="Courier 10 Pitch" style:font-size-complex="11pt" style:font-style-complex="normal" style:font-weight-complex="normal"/>
    </style:style>
    <style:style style:name="T12" style:family="text">
      <style:text-properties style:font-name="Courier" fo:font-size="11pt" fo:font-style="italic" style:font-size-asian="11pt" style:font-style-asian="italic" style:font-size-complex="11pt" style:font-style-complex="italic"/>
    </style:style>
    <style:style style:name="T13" style:family="text">
      <style:text-properties style:font-name="Courier" fo:font-size="12pt" fo:font-style="italic" style:font-size-asian="12pt" style:font-style-asian="italic" style:font-size-complex="12pt" style:font-style-complex="italic"/>
    </style:style>
    <style:style style:name="T14" style:family="text">
      <style:text-properties style:font-name="Courier 10 Pitch" fo:font-size="10pt" fo:font-style="normal" fo:font-weight="normal" style:font-name-asian="Courier 10 Pitch" style:font-size-asian="10pt" style:font-style-asian="normal" style:font-weight-asian="normal" style:font-name-complex="Courier 10 Pitch" style:font-size-complex="10pt" style:font-style-complex="normal" style:font-weight-complex="normal"/>
    </style:style>
    <style:style style:name="T15" style:family="text">
      <style:text-properties style:text-position="super 58%"/>
    </style:style>
    <style:style style:name="T16" style:family="text">
      <style:text-properties style:font-name="Times New Roman1" fo:font-size="12pt" fo:font-style="italic" style:font-size-asian="12pt" style:font-style-asian="italic" style:font-size-complex="12pt"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name-asian="Courier 10 Pitch" style:font-style-asian="normal" style:font-weight-asian="normal" style:font-name-complex="Courier 10 Pitch" style:font-style-complex="normal" style:font-weight-complex="normal"/>
    </style:style>
    <style:style style:name="T1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 style:family="text"/>
    <style:style style:name="T2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2" style:family="text">
      <style:text-properties style:font-name="Courier 10 Pitch" fo:font-size="10pt" style:font-size-asian="10pt" style:font-name-complex="Courier2" style:font-size-complex="10pt"/>
    </style:style>
    <style:style style:name="T23" style:family="text">
      <style:text-properties style:font-name="Courier 10 Pitch" fo:font-size="10pt" style:font-size-asian="10pt" style:font-size-complex="10pt"/>
    </style:style>
    <style:style style:name="T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5" style:family="text">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prefix="("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style:style style:name="gr1"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wrap"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style>
    <style:style style:name="gr4" style:family="graphic">
      <style:graphic-properties draw:fill-color="#ffcc99" draw:textarea-horizontal-align="center" draw:textarea-vertical-align="middle" style:run-through="foreground"/>
    </style:style>
    <style:style style:name="gr5" style:family="graphic">
      <style:graphic-properties style:run-through="foreground"/>
    </style:style>
    <style:style style:name="gr6" style:family="graphic">
      <style:graphic-properties draw:marker-end="Arrowheads_20_2" draw:textarea-horizontal-align="center" draw:textarea-vertical-align="middle" style:run-through="foreground"/>
    </style:style>
    <style:style style:name="gr7" style:family="graphic">
      <style:graphic-properties draw:stroke="none" svg:stroke-color="#000000" draw:marker-end="Arrowheads_20_2" draw:fill="none" draw:fill-color="#ffffff" fo:min-height="0.2035in" style:run-through="foreground"/>
    </style:style>
    <style:style style:name="gr8" style:family="graphic">
      <style:graphic-properties draw:stroke="dash" draw:stroke-dash="Ultrafine_20_Dashed" draw:marker-end="Arrowheads_20_2" draw:textarea-horizontal-align="center" draw:textarea-vertical-align="middle" style:run-through="foreground"/>
    </style:style>
    <style:style style:name="gr9" style:family="graphic">
      <style:graphic-properties draw:stroke="none" draw:stroke-dash="Ultrafine_20_Dashed" svg:stroke-color="#000000" draw:marker-end="Arrowheads_20_2" draw:fill="none" draw:fill-color="#ffffff" fo:min-height="0.3252in" style:run-through="foreground"/>
    </style:style>
    <style:style style:name="gr10" style:family="graphic">
      <style:graphic-properties draw:textarea-horizontal-align="center" draw:textarea-vertical-align="middle" style:run-through="foreground"/>
    </style:style>
    <style:style style:name="gr11" style:family="graphic">
      <style:graphic-properties draw:stroke="none" svg:stroke-color="#000000" draw:fill="none" draw:fill-color="#ffffff" fo:min-height="0.2728in" style:run-through="foreground"/>
    </style:style>
    <style:style style:name="gr12" style:family="graphic">
      <style:graphic-properties draw:stroke="dash" draw:stroke-dash="Ultrafine_20_Dashed" draw:marker-start="" draw:marker-end="Arrowheads_20_4" draw:textarea-horizontal-align="center" draw:textarea-vertical-align="middle" style:run-through="foreground"/>
    </style:style>
    <style:style style:name="gr13" style:family="graphic">
      <style:graphic-properties draw:marker-end="Arrowheads_20_1" draw:textarea-horizontal-align="center" draw:textarea-vertical-align="middle" style:run-through="foreground"/>
    </style:style>
    <style:style style:name="gr14" style:family="graphic">
      <style:graphic-properties draw:stroke="none" svg:stroke-color="#000000" draw:fill="none" draw:fill-color="#ffffff" fo:min-height="0.261in" style:run-through="foreground"/>
    </style:style>
    <style:style style:name="gr15" style:family="graphic">
      <style:graphic-properties draw:stroke="none" svg:stroke-color="#000000" draw:fill="none" draw:fill-color="#ffffff" fo:min-height="0.4319in" style:run-through="foreground"/>
    </style:style>
    <style:style style:name="gr16" style:family="graphic">
      <style:graphic-properties draw:marker-start="" draw:marker-end="Arrowheads_20_1" draw:textarea-horizontal-align="center" draw:textarea-vertical-align="middle" style:run-through="foreground"/>
    </style:style>
    <style:style style:name="gr17" style:family="graphic">
      <style:graphic-properties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02in" svg:stroke-color="#000000" draw:stroke-linejoin="miter" draw:fill="solid" draw:fill-color="#33cc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9" style:family="graphic">
      <style:graphic-properties draw:stroke="solid" svg:stroke-width="0.0102in" svg:stroke-color="#000000" draw:stroke-linejoin="miter" draw:fill="solid" draw:fill-color="#ffff99"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20" style:family="graphic">
      <style:graphic-properties draw:stroke="solid" svg:stroke-width="0.0102in" svg:stroke-color="#000000" draw:stroke-linejoin="miter" draw:fill="solid" draw:fill-color="#3366ff" draw:textarea-horizontal-align="left" draw:textarea-vertical-align="top" draw:auto-grow-height="false" fo:padding-top="0.0902in" fo:padding-bottom="0.0902in" fo:padding-left="0.1736in" fo:padding-right="0.1736in" fo:wrap-option="wrap" draw:shadow="hidden" style:run-through="foreground"/>
    </style:style>
    <style:style style:name="gr21" style:family="graphic">
      <style:graphic-properties draw:fill-color="#0000ff" draw:textarea-vertical-align="middle" draw:auto-grow-height="false" fo:min-height="0.5201in" fo:min-width="0.3465in" style:run-through="foreground"/>
    </style:style>
    <style:style style:name="gr22" style:family="graphic">
      <style:graphic-properties draw:stroke="none" svg:stroke-color="#000000" draw:marker-end="Arrowheads_20_1" draw:fill="none" draw:fill-color="#ffffff" fo:min-height="0.1945in" style:run-through="foreground"/>
    </style:style>
    <style:style style:name="gr23" style:family="graphic">
      <style:graphic-properties draw:stroke="solid" svg:stroke-width="0.0209in" svg:stroke-color="#000000" draw:marker-start="" draw:marker-start-width="0.1181in" draw:marker-start-center="false" draw:marker-end="" draw:marker-end-width="0.1181in" draw:marker-end-center="false" draw:stroke-linejoin="miter" draw:fill="solid" draw:fill-color="#ffcc99" draw:textarea-horizontal-align="left" draw:textarea-vertical-align="middle" draw:auto-grow-height="false" fo:padding-top="0.0516in" fo:padding-bottom="0.0516in" fo:padding-left="0.0984in" fo:padding-right="0.0984in" fo:wrap-option="wrap" draw:shadow="hidden" draw:shadow-offset-x="0.1181in" draw:shadow-offset-y="0.1181in" draw:shadow-color="#808080" style:run-through="foreground"/>
    </style:style>
    <style:style style:name="gr24" style:family="graphic">
      <style:graphic-properties draw:stroke="solid" svg:stroke-width="0.0209in" svg:stroke-color="#000000" draw:marker-start="" draw:marker-start-width="0.1181in" draw:marker-start-center="false" draw:marker-end="" draw:marker-end-width="0.1181in" draw:marker-end-center="false" draw:stroke-linejoin="round" draw:fill="solid" draw:fill-color="#ffcc99" draw:textarea-horizontal-align="left" draw:textarea-vertical-align="middle" draw:auto-grow-height="false" fo:padding-top="0.0516in" fo:padding-bottom="0.0516in" fo:padding-left="0.0984in" fo:padding-right="0.0984in" fo:wrap-option="wrap" draw:shadow="hidden" draw:shadow-offset-x="0.1181in" draw:shadow-offset-y="0.1181in" draw:shadow-color="#808080" style:run-through="foreground"/>
    </style:style>
    <style:style style:name="gr25" style:family="graphic">
      <style:graphic-properties draw:stroke="solid" svg:stroke-width="0.0209in" svg:stroke-color="#000000" draw:marker-start="" draw:marker-start-width="0.1181in" draw:marker-start-center="false" draw:marker-end="" draw:marker-end-width="0.1181in" draw:marker-end-center="false" draw:stroke-linejoin="miter" draw:fill="solid" draw:fill-color="#94bd5e" draw:textarea-horizontal-align="left" draw:textarea-vertical-align="middle" draw:auto-grow-height="false" fo:padding-top="0.0516in" fo:padding-bottom="0.0516in" fo:padding-left="0.0984in" fo:padding-right="0.0984in" fo:wrap-option="wrap" draw:shadow="hidden" draw:shadow-offset-x="0.1181in" draw:shadow-offset-y="0.1181in" draw:shadow-color="#808080" style:run-through="foreground"/>
    </style:style>
    <style:style style:name="gr26" style:family="graphic">
      <style:graphic-properties draw:stroke="solid" svg:stroke-width="0.0209in" svg:stroke-color="#000000" draw:marker-start="" draw:marker-start-width="0.1181in" draw:marker-start-center="false" draw:marker-end="" draw:marker-end-width="0.1181in" draw:marker-end-center="false" draw:stroke-linejoin="round" draw:fill="solid" draw:fill-color="#94bd5e" draw:textarea-horizontal-align="left" draw:textarea-vertical-align="middle" draw:auto-grow-height="false" fo:padding-top="0.0516in" fo:padding-bottom="0.0516in" fo:padding-left="0.0984in" fo:padding-right="0.0984in" fo:wrap-option="wrap" draw:shadow="hidden" draw:shadow-offset-x="0.1181in" draw:shadow-offset-y="0.1181in" draw:shadow-color="#808080" style:run-through="foreground"/>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end="Arrowheads_20_1" draw:textarea-horizontal-align="center" draw:textarea-vertical-align="middle" style:run-through="foreground"/>
    </style:style>
    <style:style style:name="gr29" style:family="graphic">
      <style:graphic-properties draw:stroke="solid" svg:stroke-width="0.0209in" svg:stroke-color="#000000" draw:marker-start="" draw:marker-start-width="0.1181in" draw:marker-start-center="false" draw:marker-end="msArrowEnd_20_8" draw:marker-end-width="0.1374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style:run-through="foreground"/>
    </style:style>
    <style:style style:name="gr30" style:family="graphic">
      <style:graphic-properties draw:marker-end="" draw:textarea-horizontal-align="center" draw:textarea-vertical-align="middle" style:run-through="foreground"/>
    </style:style>
    <style:style style:name="gr31" style:family="graphic">
      <style:graphic-properties draw:marker-start="" draw:marker-end="Symmetric_20_Arrow" draw:textarea-horizontal-align="center" draw:textarea-vertical-align="middle" style:run-through="foreground"/>
    </style:style>
    <style:style style:name="gr32" style:family="graphic">
      <style:graphic-properties draw:stroke="dash" draw:stroke-dash="Ultrafine_20_Dashed"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marker-end="Arrowheads_20_2" draw:fill="none" draw:fill-color="#ffffff" fo:min-height="0.1835in" style:run-through="foreground"/>
    </style:style>
    <style:style style:name="gr35" style:family="graphic">
      <style:graphic-properties draw:stroke="dash" draw:stroke-dash="Ultrafine_20_Dashed" draw:marker-end="Arrowheads_20_1" draw:textarea-horizontal-align="center" draw:textarea-vertical-align="middle" style:run-through="foreground"/>
    </style:style>
    <style:style style:name="gr36" style:family="graphic">
      <style:graphic-properties draw:marker-start="" draw:marker-end="Arrowheads_20_4" draw:textarea-horizontal-align="center" draw:textarea-vertical-align="middle" style:run-through="foreground"/>
    </style:style>
    <style:style style:name="gr37" style:family="graphic">
      <style:graphic-properties draw:stroke="none" svg:stroke-color="#000000" draw:fill="none" draw:fill-color="#ffffff" fo:min-height="0.4429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Asynchronous Serial Communication Protocol</text:p>
      <text:p text:style-name="P11">(without Flow Control) using TLM 2.0</text:p>
      <text:p text:style-name="P12">(Example of Non memory based protocol )</text:p>
      <text:p text:style-name="P12"/>
      <text:p text:style-name="P11"/>
      <text:p text:style-name="P2">Copyright GreenSocs Ltd 2008</text:p>
      <text:p text:style-name="P2"/>
      <text:p text:style-name="P2"/>
      <text:p text:style-name="P2">Developed by:</text:p>
      <text:p text:style-name="P2">Manish Aggarwal, Ruchir Bharti</text:p>
      <text:p text:style-name="P2">Circuitsutra Technologies Pvt Ltd</text:p>
      <text:p text:style-name="P2"/>
      <text:p text:style-name="P2"/>
      <text:p text:style-name="P2">16<text:span text:style-name="T15">th</text:span> April 2009</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Purpose<text:tab/>3</text:p>
          <text:p text:style-name="P30">2 Overview<text:tab/>3</text:p>
          <text:p text:style-name="P30">3 SERIAL Model Connectivity<text:tab/>5</text:p>
          <text:p text:style-name="P30">4 tlm serial payload<text:tab/>6</text:p>
          <text:p text:style-name="P30">5 tlm serial phase<text:tab/>8</text:p>
          <text:p text:style-name="P30">6 Communication Through Blocking Interface<text:tab/>9</text:p>
          <text:p text:style-name="P30">7 Communication through Non Blocking Interface<text:tab/>11</text:p>
          <text:p text:style-name="P30">8 Illustration Example / Use Cases <text:tab/>13</text:p>
        </text:index-body>
      </text:table-of-content>
      <text:p text:style-name="Standard"/>
      <text:h text:style-name="P23" text:outline-level="1"><text:s/>Purpose</text:h>
      <text:p text:style-name="Standard">The purpose of this document is to propose TLM2 based Asynchronous Serial communication protocol which can be used to model industry standard serial interfaces like UART Model. As these protocol are non memory mapped based, thus the existing TLM2 features are not sufficient to develop <text:s/>such Asynchronous Serial <text:s/>based <text:s/>model. So, this document should define the necessary payload (and its fields) <text:s/>with commands and response status required for the Asynchronous Serial communication protocol( without Flow Control).</text:p>
      <text:h text:style-name="Heading_20_1" text:outline-level="1"><text:s/>Overview</text:h>
      <text:p text:style-name="Text_20_body">A "asynchronous receiver/transmitter", which translates data between parallel and serial forms. UART is most common example used to explain such protocol where as application they are commonly used in conjunction with other communication standards such as RS-232(Recommended Standard 232). </text:p>
      <text:p text:style-name="Text_20_body">The such communication devices performs serial-to-parallel conversion on data characters received from a peripheral device or a MODEM, and parallel-to-serial conversion on data characters received from the CPU Bus. The CPU Bus can read/update the complete status at any time during the functional operation. The connection between Serial devices <text:s/>and CPU BUS is shown in Fig1. </text:p>
      <text:p text:style-name="Text_20_body">Since serial communication is comparatively slower, so to have higher simulation speed all communication ports gets abstracted such that they will share only the high level data to connected device.</text:p>
      <text:p text:style-name="P3">Asynchronous Transmission/Reception</text:p>
      <text:p text:style-name="P7"><text:tab/>In asynchronous transmitting, SERIAL devices normally send a "start" bit, five to eight data bits, least-significant-bit first, an optional "parity" bit, and then one, one and a half, or two "stop" bits. The start bit is always a <text:span text:style-name="T7">0</text:span> (logic low), which is also called a <text:span text:style-name="T7">space</text:span>. The start bit signals the receiving <text:a xlink:type="simple" xlink:href="http://en.wikipedia.org/wiki/Data_terminal_equipment"><text:span text:style-name="Internet_20_link">DTE</text:span></text:a> (<text:span text:style-name="T8">Data Terminal Equipment</text:span><text:span text:style-name="T7">)</text:span> that a character code is coming. After the transmission of next five to eight bits and the optional parity bit, Device(transmitter) send one or two bits are always a <text:span text:style-name="T6">1</text:span> (logic high) condition and called the stop bit(s). They provide a "rest" interval for the receiving <text:a xlink:type="simple" xlink:href="http://en.wikipedia.org/wiki/Data_terminal_equipment"><text:span text:style-name="Internet_20_link">DTE</text:span></text:a> so that it may prepare for the next character which may be after the stop bit(s). All operations of the SERIAL hardware are controlled by a clock signal which runs at a multiple (say, 16) of the data rate - each data bit is as long as 16 clock pulses. <text:s/></text:p>
      <text:p text:style-name="P20"/>
      <text:p text:style-name="Text_20_body">Following errors could be occurred (depending on the controller) while transmitting or receiving a character:-</text:p>
      <text:list text:style-name="L1">
        <text:list-item>
          <text:p text:style-name="P32"><text:span text:style-name="T7">Overrun error</text:span>:- When the next character is arrived before the previous one is read. It can be used is also an indication to transmitter to slow down. In the model it can be shown by keeping a flag in the Receiver.</text:p>
        </text:list-item>
        <text:list-item>
          <text:p text:style-name="P32"><text:span text:style-name="T7">Underrun error</text:span>:- When the transmitter buffer is empty that is there is no character to transmit then this flag is raised. A flag can be kept in the transmitter to show this.</text:p>
        </text:list-item>
        <text:list-item>
          <text:p text:style-name="P32"><text:span text:style-name="T7">Framing error</text:span>:- When the receiver does not get the valid start or stop bit, it produces framing error. For the model purpose, this is generated when the receiver is expecting the stop bit but does not get the stop bit.</text:p>
        </text:list-item>
        <text:list-item>
          <text:p text:style-name="P32"><text:span text:style-name="T7">Parity Error</text:span>:- If parity does not matches. Again a parity error flag can be kept in the receiver.</text:p>
        </text:list-item>
        <text:list-item>
          <text:p text:style-name="P32"><text:span text:style-name="T7">Break Condition</text:span>:- After sending a bit, if a character time is passed but the receiver does not get the next <text:s/>bit, it produces break condition. This is not very relevant for implementing the functional model <text:s/>as all the bits can be sent in a single function call. </text:p>
        </text:list-item>
      </text:list>
      <text:p text:style-name="Standard"/>
      <text:p text:style-name="Standard"><text:soft-page-break/></text:p>
      <text:p text:style-name="Standard"><draw:frame text:anchor-type="char" draw:z-index="0" draw:style-name="gr1" draw:text-style-name="P57" svg:width="5.2504in" svg:height="0.4567in" svg:x="0.9035in" svg:y="3.8283in"><draw:text-box><text:p text:style-name="P57"><text:span text:style-name="T21">Fig1. Connecting the Async Serial device with the CPU BUS and the external connectors</text:span></text:p></draw:text-box></draw:frame><draw:g text:anchor-type="char" draw:z-index="59" draw:style-name="gr17"><draw:frame draw:style-name="gr18" draw:text-style-name="P57" svg:width="0.8752in" svg:height="2.5004in" svg:x="1.1535in" svg:y="0.8717in"><draw:text-box><text:p text:style-name="P57"><text:span text:style-name="T24"/></text:p><text:p text:style-name="P57"><text:span text:style-name="T24"><text:s text:c="3"/></text:span><text:span text:style-name="T24">CPU </text:span></text:p></draw:text-box></draw:frame><draw:frame draw:style-name="gr18" draw:text-style-name="P57" svg:width="1.1252in" svg:height="1.0177in" svg:x="2.9035in" svg:y="2.3539in"><draw:text-box><text:p text:style-name="P57"><text:span text:style-name="T25">Async Serial <text:s/>Devices(with no flowcontrol</text:span></text:p><text:p text:style-name="P57"><text:span text:style-name="T25">)</text:span></text:p></draw:text-box></draw:frame><draw:frame draw:style-name="gr19" draw:text-style-name="P57" svg:width="1.0004in" svg:height="2.8752in" svg:x="4.9035in" svg:y="0.8717in"><draw:text-box><text:p text:style-name="P57"><text:span text:style-name="T24"/></text:p><text:p text:style-name="P57"><text:span text:style-name="T24">External Connector</text:span></text:p><text:p text:style-name="P57"><text:span text:style-name="T24">(RS232 / </text:span></text:p><text:p text:style-name="P57"><text:span text:style-name="T24"><text:s/></text:span><text:span text:style-name="T24">DTE / <text:s text:c="10"/>UART)</text:span></text:p></draw:text-box></draw:frame><draw:custom-shape draw:style-name="gr20" draw:text-style-name="P57" svg:width="0.8752in" svg:height="0.2504in" svg:x="2.0283in" svg:y="2.246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8" draw:text-style-name="P57" svg:width="1.1252in" svg:height="1.0177in" svg:x="2.8583in" svg:y="1.15in"><draw:text-box><text:p text:style-name="P57"><text:span text:style-name="T24">Async Serial <text:s/>Devices(with no flowcontrol</text:span></text:p><text:p text:style-name="P57"><text:span text:style-name="T24">)</text:span></text:p></draw:text-box></draw:frame><draw:line draw:style-name="gr10" draw:text-style-name="P58" svg:x1="0.7319in" svg:y1="0.5701in" svg:x2="4.4138in" svg:y2="0.5701in"><text:p/></draw:line><draw:line draw:style-name="gr10" draw:text-style-name="P58" svg:x1="4.4256in" svg:y1="3.6382in" svg:x2="4.4256in" svg:y2="0.5835in"><text:p/></draw:line><draw:line draw:style-name="gr10" draw:text-style-name="P58" svg:x1="0.7319in" svg:y1="0.5701in" svg:x2="0.7319in" svg:y2="3.6382in"><text:p/></draw:line><draw:line draw:style-name="gr10" draw:text-style-name="P58" svg:x1="0.7453in" svg:y1="3.6382in" svg:x2="4.426in" svg:y2="3.6382in"><text:p/></draw:line><draw:custom-shape draw:style-name="gr20" draw:text-style-name="P57" svg:width="0.8752in" svg:height="0.2504in" svg:x="4.0283in" svg:y="1.450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57" svg:width="0.8752in" svg:height="0.2504in" svg:x="4.0283in" svg:y="2.745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58" svg:width="0.3531in" svg:height="0.9213in" svg:x="2.4591in" svg:y="1.3992in"><text:p/><draw:enhanced-geometry svg:viewBox="0 0 841 854" draw:mirror-horizontal="false" draw:mirror-vertical="true" draw:type="non-primitive" draw:enhanced-path="M 517 247 L 517 415 264 415 264 0 0 0 0 680 517 680 517 854 841 547 517 247 Z N"/></draw:custom-shape><draw:frame draw:style-name="gr15" svg:width="0.7386in" svg:height="0.4323in" svg:x="2.0846in" svg:y="2.4965in"><draw:text-box><text:p>System</text:p><text:p>Bus</text:p></draw:text-box></draw:frame></draw:g></text:p>
      <text:h text:style-name="P23" text:outline-level="1"><text:s/>SERIAL Model Connectivity</text:h>
      <text:p text:style-name="Text_20_body"/>
      <text:p text:style-name="Standard"/>
      <text:p text:style-name="Standard"><draw:g text:anchor-type="paragraph" draw:z-index="65" draw:style-name="gr2"><draw:rect draw:style-name="gr28" draw:text-style-name="P58" svg:width="1.0949in" svg:height="0.6016in" svg:x="0.6252in" svg:y="0.0685in"><text:p text:style-name="P58">Initiator1</text:p></draw:rect><draw:rect draw:style-name="gr28" draw:text-style-name="P58" svg:width="1.837in" svg:height="0.8268in" svg:x="2.7323in" svg:y="-0.1634in"><text:p text:style-name="P58">UART 1 acting as</text:p><text:p text:style-name="P58">transmitter</text:p></draw:rect><draw:rect draw:style-name="gr28" draw:text-style-name="P58" svg:width="1.837in" svg:height="0.8268in" svg:x="2.7689in" svg:y="1.3937in"><text:p text:style-name="P58">UART 2 acting as</text:p><text:p text:style-name="P58">receiver</text:p></draw:rect><draw:g draw:name="Group 5" draw:style-name="gr5"><draw:custom-shape draw:name="Rectangle 6" draw:style-name="gr23" draw:text-style-name="P60" svg:width="0.2598in" svg:height="0.313in" svg:x="1.7307in" svg:y="0.1858in"><text:p/><draw:enhanced-geometry svg:viewBox="0 0 21600 21600" draw:type="rectangle" draw:enhanced-path="M 0 0 L 21600 0 21600 21600 0 21600 0 0 Z N"/></draw:custom-shape><draw:custom-shape draw:name="Freeform 7" draw:style-name="gr24" draw:text-style-name="P60" svg:width="0.2598in" svg:height="0.313in" svg:x="1.7307in" svg:y="0.1858in"><text:p/><draw:enhanced-geometry svg:viewBox="0 0 96 111" draw:extrusion-allowed="true" draw:text-areas="0 0 96 111" draw:glue-points="0 0 2147483647 971102107 0 1912519071" draw:type="mso-spt100" draw:enhanced-path="M 0 0 L 96 56 0 111 N"/></draw:custom-shape></draw:g><draw:g draw:name="Group 5" draw:style-name="gr5"><draw:custom-shape draw:name="Rectangle 6" draw:style-name="gr23" draw:text-style-name="P60" svg:width="0.2606in" svg:height="0.313in" svg:x="2.4717in" svg:y="0.1665in"><text:p/><draw:enhanced-geometry svg:viewBox="0 0 21600 21600" draw:type="rectangle" draw:enhanced-path="M 0 0 L 21600 0 21600 21600 0 21600 0 0 Z N"/></draw:custom-shape><draw:custom-shape draw:name="Freeform 7" draw:style-name="gr24" draw:text-style-name="P60" svg:width="0.2606in" svg:height="0.313in" svg:x="2.4717in" svg:y="0.1665in"><text:p/><draw:enhanced-geometry svg:viewBox="0 0 96 111" draw:extrusion-allowed="true" draw:text-areas="0 0 96 111" draw:glue-points="0 0 2147483647 971102107 0 1912519071" draw:type="mso-spt100" draw:enhanced-path="M 0 0 L 96 56 0 111 N"/></draw:custom-shape></draw:g><draw:line draw:name="Straight Connector 59" draw:style-name="gr29" draw:text-style-name="P61" svg:x1="1.9909in" svg:y1="0.3236in" svg:x2="2.472in" svg:y2="0.3236in"><text:p/></draw:line><draw:g draw:name="Group 5" draw:style-name="gr5"><draw:custom-shape draw:name="Rectangle 6" draw:style-name="gr23" draw:text-style-name="P60" svg:width="0.2598in" svg:height="0.313in" svg:x="1.7307in" svg:y="1.5677in"><text:p/><draw:enhanced-geometry svg:viewBox="0 0 21600 21600" draw:type="rectangle" draw:enhanced-path="M 0 0 L 21600 0 21600 21600 0 21600 0 0 Z N"/></draw:custom-shape><draw:custom-shape draw:name="Freeform 7" draw:style-name="gr24" draw:text-style-name="P60" svg:width="0.2598in" svg:height="0.313in" svg:x="1.7307in" svg:y="1.5677in"><text:p/><draw:enhanced-geometry svg:viewBox="0 0 96 111" draw:extrusion-allowed="true" draw:text-areas="0 0 96 111" draw:glue-points="0 0 2147483647 971102107 0 1912519071" draw:type="mso-spt100" draw:enhanced-path="M 0 0 L 96 56 0 111 N"/></draw:custom-shape></draw:g><draw:g draw:name="Group 5" draw:style-name="gr5"><draw:custom-shape draw:name="Rectangle 6" draw:style-name="gr23" draw:text-style-name="P60" svg:width="0.2606in" svg:height="0.313in" svg:x="2.5087in" svg:y="1.561in"><text:p/><draw:enhanced-geometry svg:viewBox="0 0 21600 21600" draw:type="rectangle" draw:enhanced-path="M 0 0 L 21600 0 21600 21600 0 21600 0 0 Z N"/></draw:custom-shape><draw:custom-shape draw:name="Freeform 7" draw:style-name="gr24" draw:text-style-name="P60" svg:width="0.2606in" svg:height="0.313in" svg:x="2.5087in" svg:y="1.561in"><text:p/><draw:enhanced-geometry svg:viewBox="0 0 96 111" draw:extrusion-allowed="true" draw:text-areas="0 0 96 111" draw:glue-points="0 0 2147483647 971102107 0 1912519071" draw:type="mso-spt100" draw:enhanced-path="M 0 0 L 96 56 0 111 N"/></draw:custom-shape></draw:g><draw:line draw:name="Straight Connector 59" draw:style-name="gr29" draw:text-style-name="P61" svg:x1="1.9909in" svg:y1="1.6736in" svg:x2="2.5091in" svg:y2="1.6736in"><text:p/></draw:line><draw:g draw:name="Group 5" draw:style-name="gr5"><draw:custom-shape draw:name="Rectangle 6" draw:style-name="gr25" draw:text-style-name="P60" svg:width="0.2598in" svg:height="0.3114in" svg:x="4.5689in" svg:y="0.1157in"><text:p/><draw:enhanced-geometry svg:viewBox="0 0 21600 21600" draw:type="rectangle" draw:enhanced-path="M 0 0 L 21600 0 21600 21600 0 21600 0 0 Z N"/></draw:custom-shape><draw:custom-shape draw:name="Freeform 7" draw:style-name="gr26" draw:text-style-name="P60" svg:width="0.2598in" svg:height="0.3114in" svg:x="4.5689in" svg:y="0.1157in"><text:p/><draw:enhanced-geometry svg:viewBox="0 0 96 111" draw:extrusion-allowed="true" draw:text-areas="0 0 96 111" draw:glue-points="0 0 2147483647 971102107 0 1912519071" draw:type="mso-spt100" draw:enhanced-path="M 0 0 L 96 56 0 111 N"/></draw:custom-shape></draw:g><draw:custom-shape draw:name="Rectangle 6" draw:style-name="gr25" draw:text-style-name="P60" svg:width="0.2598in" svg:height="0.313in" svg:x="4.6063in" svg:y="1.6146in"><text:p/><draw:enhanced-geometry svg:viewBox="0 0 21600 21600" draw:mirror-horizontal="false" draw:mirror-vertical="false" draw:type="rectangle" draw:enhanced-path="M 0 0 L 21600 0 21600 21600 0 21600 0 0 Z N"/></draw:custom-shape><draw:custom-shape draw:name="Freeform 7" draw:style-name="gr26" draw:text-style-name="P60" svg:width="0.2315in" svg:height="0.313in" svg:x="4.5563in" svg:y="1.6146in"><text:p/><draw:enhanced-geometry svg:viewBox="0 0 96 111" draw:mirror-horizontal="true" draw:mirror-vertical="false" draw:extrusion-allowed="true" draw:text-areas="0 0 96 111" draw:glue-points="0 0 2147483647 971102107 0 1912519071" draw:type="mso-spt100" draw:enhanced-path="M 0 0 L 96 56 0 111 N"/></draw:custom-shape><draw:line draw:style-name="gr10" draw:text-style-name="P58" svg:x1="4.8291in" svg:y1="0.2882in" svg:x2="5.3394in" svg:y2="0.2882in"><text:p/></draw:line><draw:line draw:style-name="gr30" draw:text-style-name="P58" svg:x1="5.339in" svg:y1="0.2882in" svg:x2="5.339in" svg:y2="1.8in"><text:p/></draw:line><draw:line draw:style-name="gr31" draw:text-style-name="P58" svg:x1="5.339in" svg:y1="1.8in" svg:x2="4.8654in" svg:y2="1.8in"><text:p/></draw:line><draw:line draw:style-name="gr6" draw:text-style-name="P58" svg:x1="4.7209in" svg:y1="1.6138in" svg:x2="4.7209in" svg:y2="0.4264in"><text:p/></draw:line><draw:line draw:style-name="gr6" draw:text-style-name="P58" svg:x1="2.472in" svg:y1="0.4205in" svg:x2="1.9909in" svg:y2="0.4205in"><text:p/></draw:line><draw:line draw:style-name="gr6" draw:text-style-name="P58" svg:x1="2.4764in" svg:y1="1.7846in" svg:x2="1.9909in" svg:y2="1.7846in"><text:p/></draw:line><draw:rect draw:style-name="gr28" draw:text-style-name="P58" svg:width="1.0949in" svg:height="0.6016in" svg:x="0.6362in" svg:y="1.4429in"><text:p text:style-name="P58">Initiator2</text:p></draw:rect><draw:line draw:style-name="gr10" draw:text-style-name="P58" svg:x1="2.5091in" svg:y1="1.5614in" svg:x2="2.5091in" svg:y2="1.874in"><text:p/></draw:line><draw:line draw:style-name="gr10" draw:text-style-name="P58" svg:x1="2.4717in" svg:y1="0.1665in" svg:x2="2.4717in" svg:y2="0.4791in"><text:p/></draw:line><draw:line draw:style-name="gr10" draw:text-style-name="P58" svg:x1="4.5689in" svg:y1="0.1154in" svg:x2="4.5689in" svg:y2="0.4264in"><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63" draw:style-name="gr2"><draw:frame draw:style-name="gr22" svg:width="2.8571in" svg:height="0.1949in" svg:x="1.6193in" svg:y="0.0437in"><draw:text-box><text:p>TLM2 based memory mapped socket</text:p></draw:text-box></draw:frame><draw:frame draw:style-name="gr22" svg:width="2.8571in" svg:height="0.3689in" svg:x="1.6472in" svg:y="0.6193in"><draw:text-box><text:p>TLM2 based socket used for non memory mapped transaction</text:p></draw:text-box></draw:frame><draw:g draw:name="Group 5" draw:style-name="gr5"><draw:custom-shape draw:name="Rectangle 6" draw:style-name="gr23" draw:text-style-name="P60" svg:width="0.2598in" svg:height="0.313in" svg:x="0.8862in" svg:y="0.022in"><text:p/><draw:enhanced-geometry svg:viewBox="0 0 21600 21600" draw:type="rectangle" draw:enhanced-path="M 0 0 L 21600 0 21600 21600 0 21600 0 0 Z N"/></draw:custom-shape><draw:custom-shape draw:name="Freeform 7" draw:style-name="gr24" draw:text-style-name="P60" svg:width="0.2598in" svg:height="0.313in" svg:x="0.8862in" svg:y="0.022in"><text:p/><draw:enhanced-geometry svg:viewBox="0 0 96 111" draw:extrusion-allowed="true" draw:text-areas="0 0 96 111" draw:glue-points="0 0 2147483647 971102107 0 1912519071" draw:type="mso-spt100" draw:enhanced-path="M 0 0 L 96 56 0 111 N"/></draw:custom-shape></draw:g><draw:g draw:name="Group 5" draw:style-name="gr5"><draw:custom-shape draw:name="Rectangle 6" draw:style-name="gr25" draw:text-style-name="P60" svg:width="0.2598in" svg:height="0.3114in" svg:x="0.8583in" svg:y="0.6083in"><text:p/><draw:enhanced-geometry svg:viewBox="0 0 21600 21600" draw:type="rectangle" draw:enhanced-path="M 0 0 L 21600 0 21600 21600 0 21600 0 0 Z N"/></draw:custom-shape><draw:custom-shape draw:name="Freeform 7" draw:style-name="gr26" draw:text-style-name="P60" svg:width="0.2598in" svg:height="0.3114in" svg:x="0.8583in" svg:y="0.6083in"><text:p/><draw:enhanced-geometry svg:viewBox="0 0 96 111" draw:extrusion-allowed="true" draw:text-areas="0 0 96 111" draw:glue-points="0 0 2147483647 971102107 0 1912519071" draw:type="mso-spt100" draw:enhanced-path="M 0 0 L 96 56 0 111 N"/></draw:custom-shape></draw:g><draw:line draw:style-name="gr10" draw:text-style-name="P58" svg:x1="0.8862in" svg:y1="0.022in" svg:x2="0.8862in" svg:y2="0.3346in"><text:p/></draw:line></draw:g></text:p>
      <text:p text:style-name="Standard"/>
      <text:p text:style-name="Standard"/>
      <text:p text:style-name="Standard"><draw:line text:anchor-type="paragraph" draw:z-index="64" draw:style-name="gr27" draw:text-style-name="P58" svg:x1="-11742.5831in" svg:y1="-11742.5831in" svg:x2="-11742.5831in" svg:y2="-11742.272in"><text:p/></draw:line></text:p>
      <text:p text:style-name="Standard"/>
      <text:p text:style-name="Standard"><draw:frame text:anchor-type="char" draw:z-index="62" draw:style-name="gr1" draw:text-style-name="P57" svg:width="5.2504in" svg:height="0.3669in" svg:x="0.5744in" svg:y="0.111in"><draw:text-box><text:p text:style-name="P57"><text:span text:style-name="T21">Fig2. Connecting the2 Async Serial device with its initiator</text:span></text:p></draw:text-box></draw:frame></text:p>
      <text:p text:style-name="Standard"/>
      <text:p text:style-name="Standard"/>
      <text:p text:style-name="Standard">In this model an SERIAL devices are connected with TLM2based socket, one acts as transmitter and another as receiver. The socket between initiator1 and SERIAL device1 <text:s/>are simple memory based socket to read or write the serial device registers by initiator. As the SERIAL protocol is non memory mapped, thus the TLM2 socket can not be used as it is while communicating between two devices. Thus a new <text:s/><text:span text:style-name="T10">tlm_serial_protocol_types </text:span>based protocol (using <text:s/><text:span text:style-name="T10">tlm_serial_payload, tlm_serial_phase</text:span>) is defined (see section 4) and used for the communication between two Serial devices like UARTs.</text:p>
      <text:p text:style-name="Standard"/>
      <text:p text:style-name="Standard"/>
      <text:p text:style-name="P5">Socket Decleration</text:p>
      <text:p text:style-name="Standard"/>
      <text:p text:style-name="Standard">The non memory mapped TLM2 based socket can be declared as follows:</text:p>
      <text:p text:style-name="P9"/>
      <text:p text:style-name="P24">struct tlm_serial_protocol_types </text:p>
      <text:p text:style-name="P24">{ </text:p>
      <text:p text:style-name="P24"><text:s text:c="2"/>typedef tlm_serial::tlm_serial_payload tlm_payload_type; </text:p>
      <text:p text:style-name="P24"><text:s text:c="2"/>typedef tlm_serial::tlm_serial_phase tlm_phase_type; </text:p>
      <text:p text:style-name="P24">};</text:p>
      <text:p text:style-name="P27"/>
      <text:p text:style-name="P24">simple_initiator_socket&lt;Initiator, 32, <text:span text:style-name="T7">tlm_serial_protocol_types</text:span>&gt; init_socket; </text:p>
      <text:p text:style-name="P24">simple_target_socket&lt;target, 32, <text:span text:style-name="T7">tlm_serial_protocol_types</text:span>&gt; tar_socket;</text:p>
      <text:h text:style-name="P23" text:outline-level="1"><text:s/>tlm serial payload</text:h>
      <text:p text:style-name="Text_20_body"/>
      <text:p text:style-name="Text_20_body">For the purpose of Asynchronous Serial(No Flow Control) communication, a new generic payload has been developed which has specific fields like:</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29">Fields</text:p>
          </table:table-cell>
          <table:table-cell table:style-name="Table2.A1" office:value-type="string">
            <text:p text:style-name="P29">type</text:p>
          </table:table-cell>
          <table:table-cell table:style-name="Table2.C1" office:value-type="string">
            <text:p text:style-name="P29">Description</text:p>
          </table:table-cell>
        </table:table-row>
        <table:table-row>
          <table:table-cell table:style-name="Table2.A2" office:value-type="string">
            <text:p text:style-name="P8">m_command</text:p>
          </table:table-cell>
          <table:table-cell table:style-name="Table2.A2" office:value-type="string">
            <text:p text:style-name="Standard">enum</text:p>
          </table:table-cell>
          <table:table-cell table:style-name="Table2.C2" office:value-type="string">
            <text:p text:style-name="Table_20_Contents">There are 2 command supported for AsyncSerial payload transmission : <text:span text:style-name="T9">SERIAL_SEND_CHAR_COMMAND, SERIAL_BREAK_CHAR_COMMAND.</text:span></text:p>
          </table:table-cell>
        </table:table-row>
        <table:table-row>
          <table:table-cell table:style-name="Table2.A2" office:value-type="string">
            <text:p text:style-name="P8">m_data </text:p>
          </table:table-cell>
          <table:table-cell table:style-name="Table2.A2" office:value-type="string">
            <text:p text:style-name="Standard">uint8_t *</text:p>
          </table:table-cell>
          <table:table-cell table:style-name="Table2.C2" office:value-type="string">
            <text:p text:style-name="Table_20_Contents">The pointer to data array. Each element is of type unsigned char which represents the data bits of a character sent in the Asynchronous Serial transmission</text:p>
          </table:table-cell>
        </table:table-row>
        <table:table-row>
          <table:table-cell table:style-name="Table2.A2" office:value-type="string">
            <text:p text:style-name="P8">m_length </text:p>
          </table:table-cell>
          <table:table-cell table:style-name="Table2.A2" office:value-type="string">
            <text:p text:style-name="Standard">uint32_t</text:p>
          </table:table-cell>
          <table:table-cell table:style-name="Table2.C2" office:value-type="string">
            <text:p text:style-name="Table_20_Contents">Number of characters in the data arary</text:p>
          </table:table-cell>
        </table:table-row>
        <table:table-row>
          <table:table-cell table:style-name="Table2.A2" office:value-type="string">
            <text:p text:style-name="P8">m_response_status </text:p>
          </table:table-cell>
          <table:table-cell table:style-name="Table2.A2" office:value-type="string">
            <text:p text:style-name="Standard">enum</text:p>
          </table:table-cell>
          <table:table-cell table:style-name="Table2.C2" office:value-type="string">
            <text:p text:style-name="Table_20_Contents">Response status, when a module receives the packet(default : <text:span text:style-name="T10">SERIAL_OK_RESPONSE).</text:span></text:p>
          </table:table-cell>
        </table:table-row>
        <table:table-row>
          <table:table-cell table:style-name="Table2.A2" office:value-type="string">
            <text:p text:style-name="P8">m_enable_bits</text:p>
          </table:table-cell>
          <table:table-cell table:style-name="Table2.A2" office:value-type="string">
            <text:p text:style-name="Standard">uint8_t</text:p>
          </table:table-cell>
          <table:table-cell table:style-name="Table2.C2" office:value-type="string">
            <text:p text:style-name="Table_20_Contents">Each bit in this field is to enable an option as defined below.</text:p>
          </table:table-cell>
        </table:table-row>
        <table:table-row>
          <table:table-cell table:style-name="Table2.A2" office:value-type="string">
            <text:p text:style-name="P8">m_parity_bit </text:p>
          </table:table-cell>
          <table:table-cell table:style-name="Table2.A2" office:value-type="string">
            <text:p text:style-name="Standard">Bool*</text:p>
          </table:table-cell>
          <table:table-cell table:style-name="Table2.C2" office:value-type="string">
            <text:p text:style-name="Table_20_Contents">Array of bools. Length of array equals to m_length. Each element specify the parity bit corresponding to each character in m_data field. <text:s/>Also this field is valid only if <text:span text:style-name="T9">m_enable_bits[0] </text:span>is set.</text:p>
          </table:table-cell>
        </table:table-row>
        <table:table-row>
          <table:table-cell table:style-name="Table2.A2" office:value-type="string">
            <text:p text:style-name="P8">m_valid_bits </text:p>
          </table:table-cell>
          <table:table-cell table:style-name="Table2.A2" office:value-type="string">
            <text:p text:style-name="Standard">uint8_t</text:p>
          </table:table-cell>
          <table:table-cell table:style-name="Table2.C2" office:value-type="string">
            <text:p text:style-name="Table_20_Contents">Number of valid bits in each character data sent. Should be between 5-8, depending on the register settings. In case this fields get mismatched with received frame then controller can ignore the received packet.</text:p>
          </table:table-cell>
        </table:table-row>
        <table:table-row>
          <table:table-cell table:style-name="Table2.A2" office:value-type="string">
            <text:p text:style-name="P8">m_stop_bits</text:p>
          </table:table-cell>
          <table:table-cell table:style-name="Table2.A2" office:value-type="string">
            <text:p text:style-name="Standard">uint8_t</text:p>
          </table:table-cell>
          <table:table-cell table:style-name="Table2.C2" office:value-type="string">
            <text:p text:style-name="Table_20_Contents">Number of stop bits in the end of a character. Permissible values are 1, 2 or 3 (3 represents 1.5 stop bits). In case this fields get mismatched with received frame then controller can ignore the received packet or generates Frame Error at target end.</text:p>
          </table:table-cell>
        </table:table-row>
        <table:table-row>
          <table:table-cell table:style-name="Table2.A2" office:value-type="string">
            <text:p text:style-name="P8">m_baudrate</text:p>
          </table:table-cell>
          <table:table-cell table:style-name="Table2.A2" office:value-type="string">
            <text:p text:style-name="Standard">uint32_t</text:p>
          </table:table-cell>
          <table:table-cell table:style-name="Table2.C2" office:value-type="string">
            <text:p text:style-name="Table_20_Contents">The baud rate at which the communication is taking place. So in case of target baud-rate is different this value then target can discard all further incoming data till the baud-rate values matched again. </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9">Field Values:</text:p>
      <text:p text:style-name="Text_20_body"><text:span text:style-name="T7">m_response_status</text:span> is of type serial_response_status (enum) </text:p>
      <text:p text:style-name="P27">enum serial_response_status { </text:p>
      <text:p text:style-name="P27"><text:s text:c="4"/>SERIAL_OK_RESPONSE = 1, </text:p>
      <text:p text:style-name="P27"><text:s text:c="4"/>SERIAL_ERROR_RESPONSE = 0,</text:p>
      <text:p text:style-name="P27">}; </text:p>
      <text:p text:style-name="Text_20_body"><text:span text:style-name="T5">Note:- Here default response is <text:s/></text:span><text:span text:style-name="T12">SERIAL_OK_RESPONSE, </text:span><text:span text:style-name="T16">where it is recommended that target should not change this response. Since in serial link there are no acknowledgement shared between 2 communication blocks and if target changes the response to </text:span><text:span text:style-name="T12">SERIAL_ERROR_RESPONSE</text:span><text:span text:style-name="T13"> </text:span><text:span text:style-name="T16">which indicates that serial link will break. And no further communication will happen.</text:span></text:p>
      <text:p text:style-name="P21"/>
      <table:table table:name="Table5" table:style-name="Table5">
        <table:table-column table:style-name="Table5.A"/>
        <table:table-column table:style-name="Table5.B"/>
        <table:table-row>
          <table:table-cell table:style-name="Table5.A1" office:value-type="string">
            <text:p text:style-name="P29">serial_response_status fields</text:p>
          </table:table-cell>
          <table:table-cell table:style-name="Table5.B1" office:value-type="string">
            <text:p text:style-name="P29">Explanation</text:p>
          </table:table-cell>
        </table:table-row>
        <table:table-row>
          <table:table-cell table:style-name="Table5.A2" office:value-type="string">
            <text:p text:style-name="P8">SERIAL_OK_RESPONSE</text:p>
          </table:table-cell>
          <table:table-cell table:style-name="Table5.B2" office:value-type="string">
            <text:p text:style-name="Table_20_Contents">If the transaction is successfully delivered (without any errors). </text:p>
          </table:table-cell>
        </table:table-row>
        <table:table-row>
          <table:table-cell table:style-name="Table5.A2" office:value-type="string">
            <text:p text:style-name="P8">SERIAL_ERROR_RESPONSE</text:p>
          </table:table-cell>
          <table:table-cell table:style-name="Table5.B2" office:value-type="string">
            <text:p text:style-name="Table_20_Contents">If any other error occurred then error response will be generated which will cause the break of serial link and no further communication will happen.</text:p>
          </table:table-cell>
        </table:table-row>
      </table:table>
      <text:p text:style-name="Text_20_body"/>
      <text:p text:style-name="Standard"/>
      <text:p text:style-name="Standard"/>
      <text:p text:style-name="Standard"><text:span text:style-name="T7">m_enable_bits</text:span> is to enable some options as explained in the table below:</text:p>
      <text:p text:style-name="Standard"/>
      <table:table table:name="Table1" table:style-name="Table1">
        <table:table-column table:style-name="Table1.A"/>
        <table:table-column table:style-name="Table1.B"/>
        <table:table-row>
          <table:table-cell table:style-name="Table1.A1" office:value-type="string">
            <text:p text:style-name="P29">Bit No</text:p>
          </table:table-cell>
          <table:table-cell table:style-name="Table1.B1" office:value-type="string">
            <text:p text:style-name="P29">Explanation</text:p>
          </table:table-cell>
        </table:table-row>
        <table:table-row>
          <table:table-cell table:style-name="Table1.A2" office:value-type="string">
            <text:p text:style-name="Table_20_Contents">0</text:p>
          </table:table-cell>
          <table:table-cell table:style-name="Table1.B2" office:value-type="string">
            <text:p text:style-name="Table_20_Contents">To enable the parity. Field m_parity_bit is valid if this bit is set to 1.</text:p>
          </table:table-cell>
        </table:table-row>
        <table:table-row>
          <table:table-cell table:style-name="Table1.A2" office:value-type="string">
            <text:p text:style-name="Table_20_Contents">1</text:p>
          </table:table-cell>
          <table:table-cell table:style-name="Table1.B2" office:value-type="string">
            <text:p text:style-name="Table_20_Contents">Field m_valid_bits is valid if this bit is set to 1.</text:p>
          </table:table-cell>
        </table:table-row>
        <table:table-row>
          <table:table-cell table:style-name="Table1.A2" office:value-type="string">
            <text:p text:style-name="Table_20_Contents">2</text:p>
          </table:table-cell>
          <table:table-cell table:style-name="Table1.B2" office:value-type="string">
            <text:p text:style-name="Table_20_Contents">Field m_stop_bits is valid if this bit is set to 1.</text:p>
          </table:table-cell>
        </table:table-row>
        <table:table-row>
          <table:table-cell table:style-name="Table1.A2" office:value-type="string">
            <text:p text:style-name="Table_20_Contents">3</text:p>
          </table:table-cell>
          <table:table-cell table:style-name="Table1.B2" office:value-type="string">
            <text:p text:style-name="Table_20_Contents">Field m_baudrate valid if this bit is set to 1.</text:p>
          </table:table-cell>
        </table:table-row>
      </table:table>
      <text:p text:style-name="Standard"/>
      <text:p text:style-name="Standard">For convenience following enum is defined:</text:p>
      <text:p text:style-name="P9">enum serial_enable_flags{<text:line-break/> SERIAL_PARITY_ENABLED=0x1,<text:line-break/> SERIAL_VALID_BITS_ENABLED=0x2,<text:line-break/> SERIAL_STOP_BITS_ENABLED=0x4,<text:line-break/> SERIAL_BAUD_RATE_ENABLED=0x8<text:line-break/>};</text:p>
      <text:p text:style-name="P9"/>
      <text:p text:style-name="P9"/>
      <text:p text:style-name="P9"/>
      <text:p text:style-name="P14"><text:span text:style-name="T7">m_command</text:span> is enum type, which state type of payload send for communication :</text:p>
      <text:p text:style-name="P9">enum serial_command {</text:p>
      <text:p text:style-name="P9"><text:s text:c="5"/>SERIAL_SEND_CHAR_COMMAND,</text:p>
      <text:p text:style-name="P9"><text:s text:c="5"/>SERIAL_BREAK_CHAR_COMMAND</text:p>
      <text:p text:style-name="P9">};</text:p>
      <text:p text:style-name="P14"/>
      <text:p text:style-name="P14"/>
      <text:h text:style-name="Heading_20_1" text:outline-level="1"><text:soft-page-break/><text:s/>tlm serial phase</text:h>
      <text:p text:style-name="Text_20_body">New phases are defined for Serial Asynchronous(No Flow Control) protocol to communicate. The phases that would be added are :-</text:p>
      <text:p text:style-name="Text_20_body"/>
      <text:list text:style-name="L2">
        <text:list-header>
          <text:p text:style-name="P31">BEG_TRANSMISSION</text:p>
        </text:list-header>
      </text:list>
      <text:p text:style-name="Standard"/>
      <text:p text:style-name="Standard">As there is no acknowledgement that has to be received by the transmitter, there is only one phase that needs to be send. One or more than one characters can be sent depending on the modelling methodology.</text:p>
      <text:p text:style-name="Standard"/>
      <text:p text:style-name="P6">Note : User as extended phases as per requirements, but currently only BEG_TRANSMISSION phase is supported.</text:p>
      <text:p text:style-name="P8"/>
      <text:p text:style-name="P8"/>
      <text:p text:style-name="P22"/>
      <text:h text:style-name="Heading_20_1" text:outline-level="1"><text:s/>Communication Through Blocking Interface</text:h>
      <text:p text:style-name="Standard">Uart generic payload can be used for the communication between the transmitter and receiver through blocking as well as non blocking interface. A b_transport function can be called to transmit many characters in one go.</text:p>
      <text:p text:style-name="Standard"/>
      <text:p text:style-name="Standard"/>
      <text:p text:style-name="Standard"><draw:g text:anchor-type="paragraph" draw:z-index="1" draw:style-name="gr2"><draw:rect draw:style-name="gr3" draw:text-style-name="P58" svg:width="0.8169in" svg:height="1.4606in" svg:x="0.7189in" svg:y="0.2866in"><text:p text:style-name="P58">UART</text:p><text:p text:style-name="P58">Tramsmitter</text:p></draw:rect><draw:rect draw:style-name="gr4" draw:text-style-name="P58" svg:width="0.8169in" svg:height="1.5449in" svg:x="5.126in" svg:y="0.1756in"><text:p text:style-name="P58">UART</text:p><text:p text:style-name="P58">Receiver</text:p></draw:rect><draw:g draw:style-name="gr5"><draw:line draw:style-name="gr6" draw:text-style-name="P58" svg:x1="1.5354in" svg:y1="0.7055in" svg:x2="5.1256in" svg:y2="0.7055in"><text:p/></draw:line><draw:frame draw:style-name="gr7" draw:text-style-name="P59" svg:width="3.2622in" svg:height="0.2039in" svg:x="1.6642in" svg:y="0.4984in"><draw:text-box><text:p><text:span text:style-name="T22">SERIAL</text:span><text:span text:style-name="T23">_SEND_CHAR_COMMAND, Delay</text:span></text:p></draw:text-box></draw:frame><draw:line draw:style-name="gr8" draw:text-style-name="P58" svg:x1="5.1256in" svg:y1="1.0417in" svg:x2="1.5354in" svg:y2="1.0417in"><text:p/></draw:line><draw:frame draw:style-name="gr7" draw:text-style-name="P59" svg:width="2.1323in" svg:height="0.2039in" svg:x="2.2154in" svg:y="1.0772in"><draw:text-box><text:p><text:span text:style-name="T22">SERIAL</text:span><text:span text:style-name="T23">_OK_RESPONSE</text:span></text:p></draw:text-box></draw:frame><draw:g draw:style-name="gr5"><draw:line draw:style-name="gr6" draw:text-style-name="P58" svg:x1="2.2091in" svg:y1="1.6272in" svg:x2="2.6909in" svg:y2="1.6272in"><text:p/></draw:line><draw:line draw:style-name="gr8" draw:text-style-name="P58" svg:x1="2.6815in" svg:y1="1.774in" svg:x2="2.2272in" svg:y2="1.774in"><text:p/></draw:line><draw:frame draw:style-name="gr9" svg:width="1.0669in" svg:height="0.3689in" svg:x="2.8579in" svg:y="1.5in"><draw:text-box><text:p>Call Path</text:p><text:p>Return Path</text:p></draw:text-box></draw:frame></draw:g></draw:g></draw:g></text:p>
      <text:p text:style-name="Standard"/>
      <text:p text:style-name="Standard"/>
      <text:p text:style-name="Standard"/>
      <text:p text:style-name="Standard"/>
      <text:p text:style-name="Standard"/>
      <text:p text:style-name="Standard"/>
      <text:p text:style-name="Standard"/>
      <text:p text:style-name="P28"/>
      <text:p text:style-name="P28"/>
      <text:p text:style-name="P28"><draw:frame text:anchor-type="char" draw:z-index="60" draw:style-name="gr1" draw:text-style-name="P57" svg:width="5.2504in" svg:height="0.3669in" svg:x="0.7902in" svg:y="0.0516in"><draw:text-box><text:p text:style-name="P57"><text:span text:style-name="T21">Fig3. Connecting the Async Serial devices like UART with frw and return path response.</text:span></text:p></draw:text-box></draw:frame></text:p>
      <text:p text:style-name="P28"/>
      <text:p text:style-name="P28"/>
      <text:p text:style-name="P28"/>
      <text:p text:style-name="P28"/>
      <text:p text:style-name="Standard">Some points:</text:p>
      <text:list text:style-name="L3">
        <text:list-item>
          <text:p text:style-name="P37"><text:span text:style-name="T11">SERIAL_SEND_CHAR_COMMAND</text:span> can be used to send multi characters at a single go using blocking transport calls.</text:p>
        </text:list-item>
        <text:list-item>
          <text:p text:style-name="P37">If a user wants to send the single character the <text:span text:style-name="T9">m_length </text:span>will have the value 1. </text:p>
        </text:list-item>
        <text:list-item>
          <text:p text:style-name="P37">All the fields <text:span text:style-name="T9">m_data, m_length, m_parity_bit, m_valid_bits </text:span>and<text:span text:style-name="T9"> m_stop_bits</text:span> should be set to the appropriate values.</text:p>
        </text:list-item>
        <text:list-item>
          <text:p text:style-name="P37"><text:span text:style-name="T9">m_stop_bits </text:span>specifies the stop bits accompanying each character. Thus, may be many characters are send through a single function call, for all those characters it is assumed that the number of stop bits equals to <text:span text:style-name="T9">m_stop_bits.</text:span></text:p>
        </text:list-item>
        <text:list-item>
          <text:p text:style-name="P37"><text:span text:style-name="T9">m_parity_bit</text:span> contains the elements equal to <text:s/><text:span text:style-name="T9">m_length.</text:span> Each element specify the parity bit for each character in <text:span text:style-name="T9">m_data</text:span> array.</text:p>
        </text:list-item>
      </text:list>
      <text:list text:style-name="L4">
        <text:list-item>
          <text:p text:style-name="P42">Each command sent have only two timing points, start and end.</text:p>
        </text:list-item>
        <text:list-item>
          <text:p text:style-name="P42">With each transaction the delay is sent. The delay parameter signifies the transmission delay of all the bits <text:s/>passed. Delay depends on the baud rate of the transmission.</text:p>
        </text:list-item>
        <text:list-item>
          <text:p text:style-name="P42">It is recommended that Transmitter should not generated Break character under <text:span text:style-name="T11">SERIAL_SEND_CHAR_COMMAND</text:span>, but new payload will be generated with <text:span text:style-name="T11">SERIAL_BREAK_CHAR_COMMAND.</text:span></text:p>
        </text:list-item>
      </text:list>
      <text:p text:style-name="Standard"/>
      <text:p text:style-name="Standard"/>
      <text:p text:style-name="Standard"/>
      <text:p text:style-name="P22"/>
      <text:p text:style-name="Standard">Timing Diagram For Blocking Calls :</text:p>
      <text:p text:style-name="Standard"><draw:g text:anchor-type="paragraph" draw:z-index="74" draw:style-name="gr2"><draw:path draw:style-name="gr36" draw:text-style-name="P58" svg:width="0.2665in" svg:height="0.6579in" svg:x="4.3539in" svg:y="2.7465in" svg:viewBox="0 0 678 1672" svg:d="m31 10c427-91 649 430 647 751-3 362-238 811-647 878l-31 33"><text:p/></draw:path><draw:g draw:style-name="gr5"><draw:g draw:style-name="gr5"><draw:line draw:style-name="gr10" draw:text-style-name="P58" svg:x1="4.3539in" svg:y1="0.4169in" svg:x2="4.3539in" svg:y2="4.3453in"><text:p/></draw:line><draw:frame draw:style-name="gr11" svg:width="0.5685in" svg:height="0.2732in" svg:x="4.1012in" svg:y="0.1437in"><draw:text-box><text:p>Target</text:p></draw:text-box></draw:frame></draw:g><draw:g draw:style-name="gr5"><draw:line draw:style-name="gr10" draw:text-style-name="P58" svg:x1="2.1161in" svg:y1="0.3461in" svg:x2="2.1126in" svg:y2="4.3386in"><text:p/></draw:line><draw:frame draw:style-name="gr11" svg:width="0.5685in" svg:height="0.2732in" svg:x="1.9646in" svg:y="0.1547in"><draw:text-box><text:p>Initiator</text:p></draw:text-box></draw:frame></draw:g><draw:g draw:style-name="gr5"><draw:frame draw:style-name="gr14" svg:width="1.9094in" svg:height="0.2614in" svg:x="2.3181in" svg:y="0.7535in"><draw:text-box><text:p>b_transport(packet, delay=0)</text:p></draw:text-box></draw:frame><draw:frame draw:style-name="gr34" draw:text-style-name="P59" svg:width="2.0232in" svg:height="0.3677in" svg:x="2.5429in" svg:y="1.2728in"><draw:text-box><text:p><text:span text:style-name="T22">SERIAL</text:span><text:span text:style-name="T23">_OK_RESPONSE, delay=0</text:span></text:p></draw:text-box></draw:frame><draw:line draw:style-name="gr13" draw:text-style-name="P58" svg:x1="2.1165in" svg:y1="1.0843in" svg:x2="4.3209in" svg:y2="1.0843in"><text:p/></draw:line><draw:line draw:style-name="gr12" draw:text-style-name="P58" svg:x1="4.3169in" svg:y1="1.2732in" svg:x2="2.1126in" svg:y2="1.2732in"><text:p/></draw:line></draw:g><draw:g draw:style-name="gr5"><draw:line draw:style-name="gr13" draw:text-style-name="P58" svg:x1="2.1496in" svg:y1="2.7469in" svg:x2="4.3539in" svg:y2="2.7469in"><text:p/></draw:line><draw:frame draw:style-name="gr14" svg:width="2.0795in" svg:height="0.2614in" svg:x="2.2748in" svg:y="2.413in"><draw:text-box><text:p>b_transport(packet, delay!=0)</text:p></draw:text-box></draw:frame><draw:frame draw:style-name="gr37" svg:width="2.0685in" svg:height="0.5531in" svg:x="4.5374in" svg:y="2.798in"><draw:text-box><text:p>Target can call wait, depending upon processing delay.</text:p></draw:text-box></draw:frame><draw:frame draw:style-name="gr34" draw:text-style-name="P59" svg:width="2.0343in" svg:height="0.3677in" svg:x="2.363in" svg:y="3.4902in"><draw:text-box><text:p><text:span text:style-name="T22">SERIAL</text:span><text:span text:style-name="T23">_OK_RESPONSE, delay=0</text:span></text:p></draw:text-box></draw:frame><draw:line draw:style-name="gr12" draw:text-style-name="P58" svg:x1="4.3209in" svg:y1="3.4047in" svg:x2="2.1165in" svg:y2="3.4047in"><text:p/></draw:line></draw:g></draw:g></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69" draw:style-name="gr32" draw:text-style-name="P58" svg:x1="11744.787in" svg:y1="-11742.5827in" svg:x2="11742.5827in" svg:y2="-11742.5827in"><text:p/></draw:line></text:p>
      <text:p text:style-name="Standard"/>
      <text:p text:style-name="Standard"/>
      <text:p text:style-name="Standard"/>
      <text:p text:style-name="Standard"/>
      <text:p text:style-name="Standard"><draw:frame text:anchor-type="char" draw:z-index="70" draw:style-name="gr1" draw:text-style-name="P57" svg:width="5.2504in" svg:height="0.528in" svg:x="0.778in" svg:y="0.1673in"><draw:text-box><text:p text:style-name="P57"><text:span text:style-name="T21">Fig4.1. Timing Diagram between two serial device showing execution flow of packet when target is calling wait..</text:span></text:p></draw:text-box></draw:frame></text:p>
      <text:p text:style-name="Standard"/>
      <text:p text:style-name="Standard"/>
      <text:p text:style-name="Standard"/>
      <text:p text:style-name="Standard"><draw:g text:anchor-type="paragraph" draw:z-index="73" draw:style-name="gr2"><draw:g draw:style-name="gr5"><draw:frame draw:style-name="gr11" svg:width="0.5685in" svg:height="0.2732in" svg:x="4.213in" svg:y="0.1972in"><draw:text-box><text:p>Target</text:p></draw:text-box></draw:frame><draw:line draw:style-name="gr10" draw:text-style-name="P58" svg:x1="4.4287in" svg:y1="0.435in" svg:x2="4.4287in" svg:y2="3.7433in"><text:p/></draw:line></draw:g><draw:g draw:style-name="gr5"><draw:frame draw:style-name="gr11" svg:width="0.5685in" svg:height="0.2732in" svg:x="2.0764in" svg:y="0.148in"><draw:text-box><text:p>Initiator</text:p></draw:text-box></draw:frame><draw:line draw:style-name="gr10" draw:text-style-name="P58" svg:x1="2.2913in" svg:y1="0.3531in" svg:x2="2.2913in" svg:y2="3.6031in"><text:p/></draw:line></draw:g><draw:g draw:style-name="gr5"><draw:frame draw:style-name="gr14" svg:width="1.9094in" svg:height="0.2614in" svg:x="2.4299in" svg:y="0.4661in"><draw:text-box><text:p>b_transport(packet, delay=0)</text:p></draw:text-box></draw:frame><draw:frame draw:style-name="gr34" draw:text-style-name="P59" svg:width="1.7331in" svg:height="0.3677in" svg:x="2.6547in" svg:y="0.9307in"><draw:text-box><text:p><text:span text:style-name="T22">SERIAL</text:span><text:span text:style-name="T23">_OK_RESPONSE, delay=0</text:span></text:p></draw:text-box></draw:frame><draw:line draw:style-name="gr35" draw:text-style-name="P58" svg:x1="4.3874in" svg:y1="0.9028in" svg:x2="2.2917in" svg:y2="0.9028in"><text:p/></draw:line><draw:line draw:style-name="gr13" draw:text-style-name="P58" svg:x1="2.2913in" svg:y1="0.7346in" svg:x2="4.4957in" svg:y2="0.7346in"><text:p/></draw:line></draw:g><draw:g draw:style-name="gr5"><draw:path draw:style-name="gr36" draw:text-style-name="P58" svg:width="0.2268in" svg:height="0.5169in" svg:x="2.0642in" svg:y="2.7736in" svg:viewBox="0 0 577 1314" svg:d="m551 8c-364-71-553 338-551 590 2 284 202 637 551 690l26 26"><text:p/></draw:path><draw:g draw:style-name="gr5"><draw:line draw:style-name="gr35" draw:text-style-name="P58" svg:x1="4.437in" svg:y1="2.7732in" svg:x2="2.2917in" svg:y2="2.7732in"><text:p/></draw:line><draw:line draw:style-name="gr13" draw:text-style-name="P58" svg:x1="2.2913in" svg:y1="2.6571in" svg:x2="4.4957in" svg:y2="2.6571in"><text:p/></draw:line><draw:frame draw:style-name="gr14" svg:width="2.0795in" svg:height="0.2614in" svg:x="2.4299in" svg:y="2.2882in"><draw:text-box><text:p>b_transport(packet, delay!=0)</text:p></draw:text-box></draw:frame><draw:frame draw:style-name="gr34" draw:text-style-name="P59" svg:width="1.7378in" svg:height="0.3677in" svg:x="2.6354in" svg:y="2.8606in"><draw:text-box><text:p><text:span text:style-name="T22">SERIAL</text:span><text:span text:style-name="T23">_OK_RESPONSE, delay unchanged</text:span></text:p></draw:text-box></draw:frame></draw:g></draw:g></draw:g></text:p>
      <text:p text:style-name="Standard"/>
      <text:p text:style-name="Standard"/>
      <text:p text:style-name="Standard"/>
      <text:p text:style-name="Standard"/>
      <text:p text:style-name="Standard"/>
      <text:p text:style-name="Standard"/>
      <text:p text:style-name="Standard"><draw:line text:anchor-type="paragraph" draw:z-index="67" draw:style-name="gr32" draw:text-style-name="P58" svg:x1="11744.787in" svg:y1="-11742.5827in" svg:x2="11742.5827in" svg:y2="-11742.5827in"><text:p/></draw:line></text:p>
      <text:p text:style-name="Standard"/>
      <text:p text:style-name="Standard"/>
      <text:p text:style-name="Standard"/>
      <text:p text:style-name="Standard"/>
      <text:p text:style-name="Standard"/>
      <text:p text:style-name="Standard"/>
      <text:p text:style-name="Standard"><draw:line text:anchor-type="paragraph" draw:z-index="71" draw:style-name="gr33" draw:text-style-name="P58" svg:x1="11742.5827in" svg:y1="-11742.5827in" svg:x2="11744.787in" svg:y2="-11742.5827in"><text:p/></draw:line><draw:line text:anchor-type="paragraph" draw:z-index="72" draw:style-name="gr33" draw:text-style-name="P58" svg:x1="11742.5827in" svg:y1="-11742.5827in" svg:x2="11744.787in" svg:y2="-11742.5827in"><text:p/></draw:line></text:p>
      <text:p text:style-name="Standard"/>
      <text:p text:style-name="Standard"/>
      <text:p text:style-name="Standard"/>
      <text:p text:style-name="Standard"/>
      <text:p text:style-name="Standard"><draw:frame text:anchor-type="char" draw:z-index="68" draw:style-name="gr1" draw:text-style-name="P57" svg:width="5.2504in" svg:height="0.4232in" svg:x="0.9752in" svg:y="0.102in"><draw:text-box><text:p text:style-name="P57"><text:span text:style-name="T21">Fig4.2. Timing Diagram between two serial device showing execution flow of packet when Initiator is calling wait..</text:span></text:p></draw:text-box></draw:frame></text:p>
      <text:p text:style-name="Standard"/>
      <text:p text:style-name="Standard"/>
      <text:h text:style-name="P23" text:outline-level="1"><text:s/>Communication through Non Blocking Interface</text:h>
      <text:p text:style-name="Standard"/>
      <text:p text:style-name="P4"><draw:g text:anchor-type="paragraph" draw:z-index="75" draw:style-name="gr2"><draw:rect draw:style-name="gr3" draw:text-style-name="P58" svg:width="0.8169in" svg:height="1.9012in" svg:x="0.7839in" svg:y="0.0378in"><text:p text:style-name="P58">UART</text:p><text:p text:style-name="P58">Tramsmitter</text:p></draw:rect><draw:rect draw:style-name="gr4" draw:text-style-name="P58" svg:width="0.8169in" svg:height="1.9571in" svg:x="5.1909in" svg:y="0.028in"><text:p text:style-name="P58">UART</text:p><text:p text:style-name="P58">Receiver</text:p></draw:rect><draw:g draw:style-name="gr5"><draw:frame draw:style-name="gr7" draw:text-style-name="P59" svg:width="2.6067in" svg:height="0.2039in" svg:x="2.0646in" svg:y="0.687in"><draw:text-box><text:p><text:span text:style-name="T23">- , BEG_TRANSMISSION</text:span><text:span text:style-name="T22">, delay</text:span></text:p></draw:text-box></draw:frame><draw:frame draw:style-name="gr7" draw:text-style-name="P59" svg:width="1.4004in" svg:height="0.2039in" svg:x="2.6937in" svg:y="1.1681in"><draw:text-box><text:p><text:span text:style-name="T23">TLM_COMPLETED</text:span></text:p></draw:text-box></draw:frame><draw:g draw:style-name="gr5"><draw:line draw:style-name="gr6" draw:text-style-name="P58" svg:x1="2.2575in" svg:y1="1.5563in" svg:x2="2.7394in" svg:y2="1.5563in"><text:p/></draw:line><draw:line draw:style-name="gr8" draw:text-style-name="P58" svg:x1="2.7307in" svg:y1="1.7035in" svg:x2="2.2764in" svg:y2="1.7035in"><text:p/></draw:line><draw:frame draw:style-name="gr9" svg:width="1.0669in" svg:height="0.3689in" svg:x="2.9067in" svg:y="1.4287in"><draw:text-box><text:p>Call Path</text:p><text:p>Return Path</text:p></draw:text-box></draw:frame></draw:g><draw:line draw:style-name="gr6" draw:text-style-name="P58" svg:x1="1.6in" svg:y1="0.9059in" svg:x2="5.1902in" svg:y2="0.9059in"><text:p/></draw:line><draw:line draw:style-name="gr8" draw:text-style-name="P58" svg:x1="5.1902in" svg:y1="1.0764in" svg:x2="1.6in" svg:y2="1.0764in"><text:p/></draw:line></draw:g></draw:g></text:p>
      <text:p text:style-name="P4"/>
      <text:p text:style-name="P4"/>
      <text:p text:style-name="P4"/>
      <text:p text:style-name="P4"/>
      <text:p text:style-name="P4"/>
      <text:p text:style-name="P4"/>
      <text:p text:style-name="P4"/>
      <text:p text:style-name="P4"/>
      <text:p text:style-name="P4"/>
      <text:p text:style-name="P4"/>
      <text:p text:style-name="P4"><draw:frame text:anchor-type="char" draw:z-index="61" draw:style-name="gr1" draw:text-style-name="P57" svg:width="5.2504in" svg:height="0.4831in" svg:x="0.7453in" svg:y="0.1346in"><draw:text-box><text:p text:style-name="P57"><text:span text:style-name="T21">Fig5. Connecting the Serial devices like UART with frw and return path response using Non-Blocking interface.</text:span></text:p></draw:text-box></draw:frame></text:p>
      <text:p text:style-name="P4"/>
      <text:p text:style-name="P4"/>
      <text:p text:style-name="P4"/>
      <text:p text:style-name="P4"/>
      <text:p text:style-name="P4"/>
      <text:p text:style-name="P13">Some Points:</text:p>
      <text:list text:style-name="L4">
        <text:list-item text:start-value="1">
          <text:p text:style-name="P42">As Asynchronous Serial communication is a simple protocol, thus the non blocking calls shrinks just to blocking calls only difference being that the target can call wait in the blocking calls while no wait can be called in non blocking calls.</text:p>
        </text:list-item>
        <text:list-item>
          <text:p text:style-name="P46">Depending on the requirement transmitter can send one or more character in a single non blocking call.</text:p>
        </text:list-item>
      </text:list>
      <text:list text:style-name="L5">
        <text:list-item text:start-value="1">
          <text:p text:style-name="P50"><text:span text:style-name="T4">delay</text:span> parameter in the non blocking transport call signifies the transmission time of a bit(s) passed. </text:p>
        </text:list-item>
        <text:list-item>
          <text:p text:style-name="P50">delay parameter can also be used by the receiver to send back the time passed in the transmission of delay, so that transmitter may or may not call wait depending on the requirement. Also on return path this delay should not be changed by receiver.</text:p>
        </text:list-item>
        <text:list-item>
          <text:p text:style-name="P50"><text:span text:style-name="T9">TLM_COMPLETED</text:span> is send by the receiver to mark the end of transaction.</text:p>
        </text:list-item>
        <text:list-item>
          <text:p text:style-name="P50"><text:span text:style-name="T9">SERIAL_OK_RESPONSE </text:span>will not be changed by receiver if its changed then serial link will break.</text:p>
        </text:list-item>
        <text:list-item>
          <text:p text:style-name="P55"><text:span text:style-name="T17">At present there is only single phase is supported ie <text:s/></text:span><text:span text:style-name="T14">BEG_TRANSMISSION </text:span><text:span text:style-name="T17">but user can extends phases depending upon requirements.</text:span></text:p>
          <text:p text:style-name="P50"/>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iming Diagram For Non-Blocking Calls :</text:p>
      <text:p text:style-name="P25"/>
      <text:p text:style-name="P25"/>
      <text:p text:style-name="P25"/>
      <text:p text:style-name="P25"><draw:g text:anchor-type="paragraph" draw:z-index="58" draw:style-name="gr2"><draw:g draw:style-name="gr5"><draw:line draw:style-name="gr10" draw:text-style-name="P58" svg:x1="1.1886in" svg:y1="0.4354in" svg:x2="1.1886in" svg:y2="5.7165in"><text:p/></draw:line><draw:frame draw:style-name="gr11" svg:width="0.5685in" svg:height="0.2732in" svg:x="0.9563in" svg:y="0.152in"><draw:text-box><text:p>Initiator</text:p></draw:text-box></draw:frame></draw:g><draw:g draw:style-name="gr5"><draw:g draw:style-name="gr5"><draw:line draw:style-name="gr10" draw:text-style-name="P58" svg:x1="4.226in" svg:y1="0.4142in" svg:x2="4.226in" svg:y2="5.6157in"><text:p/></draw:line><draw:frame draw:style-name="gr11" svg:width="0.5685in" svg:height="0.2732in" svg:x="3.9252in" svg:y="0.1409in"><draw:text-box><text:p>Target</text:p></draw:text-box></draw:frame></draw:g><draw:g draw:style-name="gr5"><draw:line draw:style-name="gr12" draw:text-style-name="P58" svg:x1="4.1803in" svg:y1="1.2146in" svg:x2="1.1886in" svg:y2="1.2146in"><text:p/></draw:line><draw:line draw:style-name="gr13" draw:text-style-name="P58" svg:x1="1.1886in" svg:y1="1.0469in" svg:x2="4.1803in" svg:y2="1.0469in"><text:p/></draw:line><draw:frame draw:style-name="gr14" svg:width="2.7051in" svg:height="0.3689in" svg:x="1.3461in" svg:y="0.6189in"><draw:text-box><text:p>nb_transport(packet, BEG_TRANSMISSION, delay=0)</text:p></draw:text-box></draw:frame><draw:frame draw:style-name="gr14" svg:width="1.6768in" svg:height="0.3689in" svg:x="1.6728in" svg:y="1.3165in"><draw:text-box><text:p>TLM_COMPLETE, delay=0</text:p></draw:text-box></draw:frame></draw:g><draw:g draw:style-name="gr5"><draw:line draw:style-name="gr13" draw:text-style-name="P58" svg:x1="1.2346in" svg:y1="3.1709in" svg:x2="4.2264in" svg:y2="3.1709in"><text:p/></draw:line><draw:frame draw:style-name="gr14" svg:width="2.9205in" svg:height="0.3689in" svg:x="1.3008in" svg:y="2.7063in"><draw:text-box><text:p>nb_transport(packet, BEG_TRANSMISSION, delay!=0)</text:p></draw:text-box></draw:frame><draw:line draw:style-name="gr12" draw:text-style-name="P58" svg:x1="4.1803in" svg:y1="3.339in" svg:x2="1.1886in" svg:y2="3.339in"><text:p/></draw:line><draw:frame draw:style-name="gr15" svg:width="2.1594in" svg:height="0.737in" svg:x="4.3346in" svg:y="3.0972in"><draw:text-box><text:p>Target can store current payload and will process after delay time. Return as SERIAL_COMPLETED.</text:p></draw:text-box></draw:frame><draw:frame draw:style-name="gr14" svg:width="1.824in" svg:height="0.3689in" svg:x="1.6697in" svg:y="3.511in"><draw:text-box><text:p>TLM_COMPLETE, delay unchanged</text:p></draw:text-box></draw:frame><draw:path draw:style-name="gr16" draw:text-style-name="P58" svg:width="0.3232in" svg:height="0.7524in" svg:x="0.865in" svg:y="3.339in" svg:viewBox="0 0 822 1912" svg:d="m794 0c-383-2-624 343-693 629-66 277-217 614 58 864l290 235 317 157 56 27"><text:p/></draw:path></draw:g></draw:g></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char" draw:z-index="66" draw:style-name="gr1" draw:text-style-name="P57" svg:width="5.2504in" svg:height="0.5276in" svg:x="0.4839in" svg:y="0.0866in"><draw:text-box><text:p text:style-name="P57"><text:span text:style-name="T21">Fig6. Timing Diagram for Non-Blocking interface between two serial device showing execution flow of packet..</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26" text:outline-level="1"><text:s/>Illustration Example / Use Cases </text:h>
      <text:p text:style-name="P25"/>
      <text:list text:style-name="L6">
        <text:list-item>
          <text:p text:style-name="P47">Transfer 1 or more Byte with Higher Abstraction level</text:p>
        </text:list-item>
      </text:list>
      <text:p text:style-name="P16">This example shows the scenario when Tx wants to send <text:s/>byte to Rx at higher abstraction..</text:p>
      <text:p text:style-name="P16"/>
      <text:p text:style-name="P16">// For blocking Calls, where initiator is calling wait</text:p>
      <text:p text:style-name="P16">void my_thread(){</text:p>
      <text:p text:style-name="P15"><text:span text:style-name="T17"><text:tab/>uint8_t data[</text:span><text:span text:style-name="T5">SIZE</text:span><text:span text:style-name="T17">]; // SIZE is defined by initiator <text:line-break/><text:tab/>tlm_serial_payload sp;<text:line-break/><text:tab/>sp.set_data_ptr(&amp;data[0]);<text:line-break/><text:tab/>sp.set_data_length(5); // 5 denotes number of valid bytes in array in case of single byte</text:span></text:p>
      <text:p text:style-name="P16"><text:tab/><text:tab/><text:tab/><text:tab/>// transfer this could be 1</text:p>
      <text:p text:style-name="P16"><text:tab/>sp.set_baudrate(bit_time);<text:line-break/><text:tab/>... //set up other stuff<text:line-break/><text:tab/>socket-&gt;b_transport(sp , delay=0);<text:line-break/><text:tab/>wait(5*10*bit_time);  //8 bit data 2 bit start/stop <text:line-break/><text:tab/>...</text:p>
      <text:p text:style-name="P16"><text:tab/>...</text:p>
      <text:p text:style-name="P16"><text:tab/>// update payload</text:p>
      <text:p text:style-name="P16"><text:tab/>socket-&gt;b_transport(sp , delay=0);<text:line-break/><text:tab/>wait(5*10*bit_time);  //8 bit data 2 bit start/stop<text:line-break/><text:tab/>...</text:p>
      <text:p text:style-name="P16"><text:tab/>...</text:p>
      <text:p text:style-name="P16">}</text:p>
      <text:p text:style-name="P16"/>
      <text:p text:style-name="P16">// For Non-blocking Calls</text:p>
      <text:p text:style-name="P16">void my_thread(){<text:line-break/><text:tab/>uint8_t data[SIZE];<text:line-break/><text:tab/>tlm_serial_payload sp;<text:line-break/><text:tab/>sp.set_data_ptr(&amp;data[0]);<text:line-break/><text:tab/>sp.set_data_length(1); // single byte transfer call.</text:p>
      <text:p text:style-name="P16"><text:tab/>sp.set_baudrate(bit_time);</text:p>
      <text:p text:style-name="P16"><text:tab/>...<text:line-break/><text:tab/>... //set up other stuff</text:p>
      <text:p text:style-name="P16"><text:tab/>...<text:line-break/><text:tab/>socket-&gt;nb_transport_fw(sp , BEG_TRANSMISSION, ZERO_TIME); //simplified not compilable<text:line-break/><text:tab/>wait(10*bit_time);  //8 bit data 2 bit start/stop<text:line-break/><text:tab/>...</text:p>
      <text:p text:style-name="P16"><text:tab/>...</text:p>
      <text:p text:style-name="P16"><text:tab/>...</text:p>
      <text:p text:style-name="P16">}</text:p>
      <text:p text:style-name="P16"/>
      <text:p text:style-name="P17"/>
      <text:p text:style-name="P17"/>
      <text:p text:style-name="P17"/>
      <text:p text:style-name="P17"/>
      <text:p text:style-name="P17"/>
      <text:list text:style-name="L6" text:continue-numbering="true">
        <text:list-item>
          <text:p text:style-name="P47"><text:soft-page-break/>Transfer 1 or more Byte with Lower Abstraction level</text:p>
        </text:list-item>
      </text:list>
      <text:p text:style-name="P16">This example shows the scenario when Tx wants to send bulk byte to Rx at lower abstraction..</text:p>
      <text:p text:style-name="P16"/>
      <text:p text:style-name="P16">void my_thread(){</text:p>
      <text:p text:style-name="P15"><text:span text:style-name="T17"><text:tab/>uint8_t data[</text:span><text:span text:style-name="T5">SIZE</text:span><text:span text:style-name="T17">];<text:line-break/><text:tab/>tlm_serial_payload sp;</text:span></text:p>
      <text:p text:style-name="P16"><text:tab/>sp.set_baudrate(bit_time);<text:line-break/><text:tab/>... //set up other stuff</text:p>
      <text:p text:style-name="P16"><text:tab/>// here chunk of 5 bytes gets split into single transactions to have intermediate points <text:tab/></text:p>
      <text:p text:style-name="P16"><text:tab/>// between each transfer bytes</text:p>
      <text:p text:style-name="Standard"><text:span text:style-name="T19"><text:tab/></text:span><text:span text:style-name="T17">for (unsigned int i=0; i&lt;5; i++)</text:span></text:p>
      <text:p text:style-name="Standard"><text:span text:style-name="T17"><text:tab/>{</text:span><text:span text:style-name="T19"><text:line-break/><text:tab/><text:tab/>sp.set_data_ptr(&amp;data[j]);<text:line-break/><text:tab/><text:tab/>sp.set_data_length(1); </text:span></text:p>
      <text:p text:style-name="P16"><text:tab/><text:tab/>socket-&gt;nb_transport_fw(sp , BEG_TRANSMISSION, ZERO_TIME); //simplified not compilable<text:line-break/><text:tab/><text:tab/>wait(10*bit_time);  //8 bit data 2 bit start/stop</text:p>
      <text:p text:style-name="P16"><text:tab/>}<text:line-break/><text:tab/>...</text:p>
      <text:p text:style-name="P16"><text:tab/>...</text:p>
      <text:p text:style-name="P16"><text:tab/>// update payload</text:p>
      <text:p text:style-name="P16"><text:tab/>sp.set_data_ptr(&amp;data[0]);<text:line-break/><text:tab/>sp.set_data_length(1); // single byte transfer call.<text:line-break/><text:tab/>socket-&gt;nb_transport_fw(sp , BEG_TRANSMISSION, ZERO_TIME); //simplified not compilable<text:line-break/><text:tab/>wait(10*bit_time);  //8 bit data 2 bit start/stop<text:line-break/><text:tab/>...</text:p>
      <text:p text:style-name="P16"><text:tab/>...</text:p>
      <text:p text:style-name="P16">}</text:p>
      <text:p text:style-name="P16"/>
      <text:p text:style-name="P1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Courier" svg:font-family="Courier" style:font-family-generic="modern" style:font-pitch="fixed"/>
    <style:font-face style:name="Courier2" svg:font-family="Courier, 'Courier New'" style:font-family-generic="modern" style:font-pitch="fixed"/>
    <style:font-face style:name="Century Gothic" svg:font-family="'Century Gothic'" style:font-pitch="variable"/>
    <style:font-face style:name="Courier 10 Pitch1" svg:font-family="'Courier 10 Pitch'" style:font-pitch="variable"/>
    <style:font-face style:name="Liberation Serif2" svg:font-family="'Liberation Serif'" style:font-pitch="variable"/>
    <style:font-face style:name="Courier1" svg:font-family="Courier, 'Courier New'" style:font-family-generic="modern" style:font-pitch="variable"/>
    <style:font-face style:name="DejaVu Sans2" svg:font-family="'DejaVu Sans'" style:font-family-generic="moder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4" draw:display-name="Arrowheads 4" svg:viewBox="0 0 1013 1130" svg:d="m1009 1050-449-1008-22-30-29-12-34 12-21 26-449 1012-5 13v8l5 21 12 21 17 13 21 4h903l21-4 21-13 9-21 4-21v-8z"/>
    <draw:marker draw:name="Symmetric_20_Arrow" draw:display-name="Symmetric Arrow" svg:viewBox="0 0 1131 902" svg:d="m564 0-564 902h1131z"/>
    <draw:marker draw:name="msArrowEnd_20_8" draw:display-name="msArrowEnd 8" svg:viewBox="0 0 350 210" svg:d="m175 0 175 210h-35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o">
        <style:list-level-properties text:space-before="0.25in" text:min-label-width="0.25in"/>
        <style:text-properties fo:font-family="'Courier New'" style:font-family-generic="modern" style:font-pitch="fixed"/>
      </text:list-level-style-bullet>
      <text:list-level-style-bullet text:level="2" text:style-name="WW8Num2z0" style:num-suffix="." text:bullet-char="o">
        <style:list-level-properties text:space-before="0.75in" text:min-label-width="0.25in"/>
        <style:text-properties fo:font-family="'Courier New'" style:font-family-generic="modern" style:font-pitch="fixed"/>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0" style:num-suffix="." text:bullet-char="o">
        <style:list-level-properties text:space-before="2.25in" text:min-label-width="0.25in"/>
        <style:text-properties fo:font-family="'Courier New'" style:font-family-generic="modern" style:font-pitch="fixed"/>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0" style:num-suffix="." text:bullet-char="o">
        <style:list-level-properties text:space-before="3.75in" text:min-label-width="0.25in"/>
        <style:text-properties fo:font-family="'Courier New'" style:font-family-generic="modern" style:font-pitch="fixed"/>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text-properties fo:color="#999999" fo:font-size="8pt" style:font-size-asian="8pt"/>
    </style:style>
    <style:style style:name="P2" style:family="paragraph" style:parent-style-name="Footer">
      <style:paragraph-properties fo:margin-left="0in" fo:margin-right="0.25in" fo:text-indent="0in" style:auto-text-indent="false"/>
      <style:text-properties fo:color="#808080" fo:font-size="6pt" style:font-size-asian="6pt"/>
    </style:style>
    <style:style style:name="T1" style:family="text">
      <style:text-properties style:font-name="Century Gothic" fo:font-size="18pt" style:font-size-asian="18pt" style:language-asian="ko" style:country-asian="KR"/>
    </style:style>
    <style:style style:name="T2" style:family="text">
      <style:text-properties style:font-name="Century Gothic" fo:font-size="18pt" fo:font-weight="bold" style:font-size-asian="18pt" style:font-weight-asian="bold"/>
    </style:style>
    <style:style style:name="T3" style:family="text">
      <style:text-properties fo:color="#808080" style:text-position="100% 100%" style:font-name="Century Gothic" fo:font-size="10pt" fo:font-weight="bold" style:font-size-asian="10pt" style:font-weight-asian="bold"/>
    </style:style>
    <style:style style:name="T4" style:family="text"/>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8.2673in" fo:page-height="11.6925in" style:num-format="1" style:print-orientation="portrait" fo:margin-top="0.2756in" fo:margin-bottom="0.1575in" fo:margin-left="0.7874in" fo:margin-right="0.7874in" style:writing-mode="lr-tb" style:layout-grid-color="#c0c0c0" style:layout-grid-lines="45"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8272in" fo:margin-left="0in" fo:margin-right="0in" fo:margin-bottom="0.7882in" style:dynamic-spacing="true"/>
      </style:header-style>
      <style:footer-style>
        <style:header-footer-properties fo:min-height="0.6299in" fo:margin-left="0in" fo:margin-right="0in" fo:margin-top="0.5909in" style:dynamic-spacing="true"/>
      </style:footer-style>
    </style:page-layout>
  </office:automatic-styles>
  <office:master-styles>
    <style:master-page style:name="Standard" style:page-layout-name="pm1">
      <style:header>
        <text:p text:style-name="Header"><draw:frame draw:style-name="fr1" draw:name="Frame3" text:anchor-type="char" svg:x="5.5063in" svg:y="0.011in" svg:width="1.1811in" svg:height="0.3752in" draw:z-index="15"><draw:text-box><text:p text:style-name="P1">www.greensocs.com</text:p></draw:text-box></draw:frame><draw:frame draw:style-name="fr2" draw:name="Frame2" text:anchor-type="char" svg:x="1.3756in" svg:y="0.0575in" svg:width="0.6398in" svg:height="0.5575in" draw:z-index="29"><draw:text-box><text:p text:style-name="Standard"><draw:frame draw:style-name="fr3" draw:name="graphics1" text:anchor-type="as-char" svg:width="0.4283in" svg:height="0.4465in" draw:z-index="43"><draw:image xlink:href="Pictures/10000201000002BC000002D9E0C00211.png" xlink:type="simple" xlink:show="embed" xlink:actuate="onLoad"/></draw:frame></text:p></draw:text-box></draw:frame><text:span text:style-name="T1">Green</text:span><text:span text:style-name="T2">Socs</text:span><text:span text:style-name="T3">®</text:span></text:p>
        <text:p text:style-name="Header"/>
      </style:header>
      <style:footer>
        <text:p text:style-name="P2"><draw:frame draw:style-name="fr4" draw:name="Frame1" text:anchor-type="paragraph" svg:y="0.0008in" fo:min-width="0.0161in" draw:z-index="57"><draw:text-box fo:min-height="0.1457in"><text:p text:style-name="Footer"><text:span text:style-name="Page_20_Number"><text:page-number text:select-page="current">10</text:page-number></text:span></text:p></draw:text-box></draw:frame>GreenSocsTM is the trading name of GreenSocs Ltd. Registered in England and Wales with registered number 05379256. Registered office 10 Wellington Street, Cambridge CB1 1H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9-04-16T11:43:09</meta:creation-date>
    <dc:date>2010-03-11T17:47:28</dc:date>
    <meta:editing-cycles>218</meta:editing-cycles>
    <meta:editing-duration>P1DT14H18M15S</meta:editing-duration>
    <meta:template xlink:type="simple" xlink:actuate="onRequest" xlink:href="/../.openoffice.org2.0/user/template/Imported_Templates/GreenSocs.ott" xlink:title="GreenSocs" meta:date="2009-04-16T12:35:38"/>
    <meta:user-defined meta:name="Info 1"/>
    <meta:user-defined meta:name="Info 2"/>
    <meta:user-defined meta:name="Info 3"/>
    <meta:user-defined meta:name="Info 4"/>
    <meta:document-statistic meta:table-count="3" meta:image-count="1" meta:object-count="0" meta:page-count="14" meta:paragraph-count="174" meta:word-count="2195" meta:character-count="13106"/>
  </office:meta>
</office:document-meta>
</file>